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orphans="0" fo:widows="0" fo:hyphenation-ladder-count="no-limit"/>
      <style:text-properties officeooo:rsid="0008a0df" officeooo:paragraph-rsid="0008a0df" fo:hyphenate="false" fo:hyphenation-remain-char-count="2" fo:hyphenation-push-char-count="2"/>
    </style:style>
    <style:style style:name="P2" style:family="paragraph" style:parent-style-name="Standard">
      <style:paragraph-properties fo:orphans="0" fo:widows="0" fo:hyphenation-ladder-count="no-limit"/>
      <style:text-properties officeooo:rsid="0008a0df" officeooo:paragraph-rsid="000a232d" fo:hyphenate="false" fo:hyphenation-remain-char-count="2" fo:hyphenation-push-char-count="2"/>
    </style:style>
    <style:style style:name="P3" style:family="paragraph" style:parent-style-name="Standard">
      <style:paragraph-properties fo:orphans="0" fo:widows="0" fo:hyphenation-ladder-count="no-limit"/>
      <style:text-properties officeooo:rsid="0008a0df" officeooo:paragraph-rsid="000ea86c" fo:hyphenate="false" fo:hyphenation-remain-char-count="2" fo:hyphenation-push-char-count="2"/>
    </style:style>
    <style:style style:name="P4" style:family="paragraph" style:parent-style-name="Standard">
      <style:paragraph-properties fo:orphans="0" fo:widows="0" fo:hyphenation-ladder-count="no-limit"/>
      <style:text-properties officeooo:rsid="0008a0df" officeooo:paragraph-rsid="00238eb2" fo:hyphenate="false" fo:hyphenation-remain-char-count="2" fo:hyphenation-push-char-count="2"/>
    </style:style>
    <style:style style:name="P5" style:family="paragraph" style:parent-style-name="Standard">
      <style:paragraph-properties fo:orphans="0" fo:widows="0" fo:hyphenation-ladder-count="no-limit"/>
      <style:text-properties style:text-underline-style="solid" style:text-underline-width="auto" style:text-underline-color="font-color" officeooo:rsid="000a232d" officeooo:paragraph-rsid="000a232d" fo:hyphenate="false" fo:hyphenation-remain-char-count="2" fo:hyphenation-push-char-count="2"/>
    </style:style>
    <style:style style:name="P6" style:family="paragraph" style:parent-style-name="Standard">
      <style:paragraph-properties fo:orphans="0" fo:widows="0" fo:hyphenation-ladder-count="no-limit"/>
      <style:text-properties style:text-underline-style="solid" style:text-underline-width="auto" style:text-underline-color="font-color" officeooo:rsid="001d6fb4" officeooo:paragraph-rsid="001d6fb4" fo:hyphenate="false" fo:hyphenation-remain-char-count="2" fo:hyphenation-push-char-count="2"/>
    </style:style>
    <style:style style:name="P7" style:family="paragraph" style:parent-style-name="Standard">
      <style:paragraph-properties fo:orphans="0" fo:widows="0" fo:hyphenation-ladder-count="no-limit"/>
      <style:text-properties fo:font-style="italic" style:text-underline-style="solid" style:text-underline-width="auto" style:text-underline-color="font-color" fo:font-weight="normal" officeooo:rsid="0008a0df" officeooo:paragraph-rsid="0008a0df" style:font-style-asian="italic" style:font-weight-asian="normal" style:font-style-complex="italic" style:font-weight-complex="normal" fo:hyphenate="false" fo:hyphenation-remain-char-count="2" fo:hyphenation-push-char-count="2"/>
    </style:style>
    <style:style style:name="P8" style:family="paragraph" style:parent-style-name="Standard">
      <style:paragraph-properties fo:orphans="0" fo:widows="0" fo:hyphenation-ladder-count="no-limit"/>
      <style:text-properties fo:font-style="italic" style:text-underline-style="solid" style:text-underline-width="auto" style:text-underline-color="font-color" officeooo:rsid="0008a0df" officeooo:paragraph-rsid="0008a0df" style:font-style-asian="italic" style:font-style-complex="italic" fo:hyphenate="false" fo:hyphenation-remain-char-count="2" fo:hyphenation-push-char-count="2"/>
    </style:style>
    <style:style style:name="P9" style:family="paragraph" style:parent-style-name="Standard">
      <style:paragraph-properties fo:orphans="0" fo:widows="0" fo:hyphenation-ladder-count="no-limit"/>
      <style:text-properties fo:font-style="italic" officeooo:rsid="0008a0df" officeooo:paragraph-rsid="0008a0df" style:font-style-asian="italic" style:font-style-complex="italic" fo:hyphenate="false" fo:hyphenation-remain-char-count="2" fo:hyphenation-push-char-count="2"/>
    </style:style>
    <style:style style:name="P10" style:family="paragraph" style:parent-style-name="Standard">
      <style:paragraph-properties fo:orphans="0" fo:widows="0" fo:hyphenation-ladder-count="no-limit"/>
      <style:text-properties fo:font-style="italic" officeooo:rsid="0008a0df" officeooo:paragraph-rsid="0024fb6d" style:font-style-asian="italic" style:font-style-complex="italic" fo:hyphenate="false" fo:hyphenation-remain-char-count="2" fo:hyphenation-push-char-count="2"/>
    </style:style>
    <style:style style:name="P11" style:family="paragraph" style:parent-style-name="Standard">
      <style:paragraph-properties fo:orphans="0" fo:widows="0" fo:hyphenation-ladder-count="no-limit"/>
      <style:text-properties fo:font-style="italic" officeooo:rsid="0026656f" officeooo:paragraph-rsid="0026656f" style:font-style-asian="italic" style:font-style-complex="italic" fo:hyphenate="false" fo:hyphenation-remain-char-count="2" fo:hyphenation-push-char-count="2"/>
    </style:style>
    <style:style style:name="P12" style:family="paragraph" style:parent-style-name="Standard">
      <style:paragraph-properties fo:orphans="0" fo:widows="0" fo:hyphenation-ladder-count="no-limit"/>
      <style:text-properties fo:color="#800000" officeooo:rsid="0008a0df" officeooo:paragraph-rsid="0008a0df" fo:hyphenate="false" fo:hyphenation-remain-char-count="2" fo:hyphenation-push-char-count="2"/>
    </style:style>
    <style:style style:name="P13" style:family="paragraph" style:parent-style-name="Standard">
      <style:paragraph-properties fo:orphans="0" fo:widows="0" fo:hyphenation-ladder-count="no-limit"/>
      <style:text-properties officeooo:rsid="00238eb2" officeooo:paragraph-rsid="00238eb2" fo:background-color="#ff66ff" fo:hyphenate="false" fo:hyphenation-remain-char-count="2" fo:hyphenation-push-char-count="2"/>
    </style:style>
    <style:style style:name="P14" style:family="paragraph" style:parent-style-name="Standard">
      <style:paragraph-properties fo:orphans="0" fo:widows="0" fo:hyphenation-ladder-count="no-limit"/>
      <style:text-properties fo:font-style="normal" officeooo:rsid="0024fb6d" officeooo:paragraph-rsid="0024fb6d" style:font-style-asian="normal" style:font-style-complex="normal" fo:hyphenate="false" fo:hyphenation-remain-char-count="2" fo:hyphenation-push-char-count="2"/>
    </style:style>
    <style:style style:name="P15" style:family="paragraph" style:parent-style-name="Standard">
      <style:paragraph-properties fo:orphans="0" fo:widows="0" fo:hyphenation-ladder-count="no-limit"/>
      <style:text-properties fo:font-style="normal" officeooo:rsid="0026656f" officeooo:paragraph-rsid="0026656f" style:font-style-asian="normal" style:font-style-complex="normal" fo:hyphenate="false" fo:hyphenation-remain-char-count="2" fo:hyphenation-push-char-count="2"/>
    </style:style>
    <style:style style:name="P16" style:family="paragraph" style:parent-style-name="Standard" style:master-page-name="Standard">
      <style:paragraph-properties fo:orphans="0" fo:widows="0" fo:hyphenation-ladder-count="no-limit" style:page-number="auto"/>
      <style:text-properties style:text-underline-style="solid" style:text-underline-width="auto" style:text-underline-color="font-color" officeooo:rsid="000a232d" officeooo:paragraph-rsid="000a232d" fo:hyphenate="false" fo:hyphenation-remain-char-count="2" fo:hyphenation-push-char-count="2"/>
    </style:style>
    <style:style style:name="P17" style:family="paragraph" style:parent-style-name="Standard" style:list-style-name="L1">
      <style:paragraph-properties fo:orphans="0" fo:widows="0" fo:hyphenation-ladder-count="no-limit"/>
      <style:text-properties officeooo:rsid="001d6fb4" officeooo:paragraph-rsid="001d6fb4" fo:hyphenate="false" fo:hyphenation-remain-char-count="2" fo:hyphenation-push-char-count="2"/>
    </style:style>
    <style:style style:name="P18" style:family="paragraph" style:parent-style-name="Standard" style:list-style-name="L1">
      <style:paragraph-properties fo:orphans="0" fo:widows="0" fo:hyphenation-ladder-count="no-limit"/>
      <style:text-properties officeooo:rsid="001e7128" officeooo:paragraph-rsid="001e7128" fo:hyphenate="false" fo:hyphenation-remain-char-count="2" fo:hyphenation-push-char-count="2"/>
    </style:style>
    <style:style style:name="P19" style:family="paragraph" style:parent-style-name="Standard" style:list-style-name="L1">
      <style:paragraph-properties fo:orphans="0" fo:widows="0" fo:hyphenation-ladder-count="no-limit"/>
      <style:text-properties officeooo:rsid="002047f4" officeooo:paragraph-rsid="002047f4" fo:hyphenate="false" fo:hyphenation-remain-char-count="2" fo:hyphenation-push-char-count="2"/>
    </style:style>
    <style:style style:name="P20" style:family="paragraph" style:parent-style-name="Standard" style:list-style-name="L1">
      <style:paragraph-properties fo:orphans="0" fo:widows="0" fo:hyphenation-ladder-count="no-limit"/>
      <style:text-properties officeooo:rsid="0021675b" officeooo:paragraph-rsid="0021675b" fo:hyphenate="false" fo:hyphenation-remain-char-count="2" fo:hyphenation-push-char-count="2"/>
    </style:style>
    <style:style style:name="P21" style:family="paragraph" style:parent-style-name="Standard" style:list-style-name="L1">
      <style:paragraph-properties fo:orphans="0" fo:widows="0" fo:hyphenation-ladder-count="no-limit"/>
      <style:text-properties officeooo:rsid="002311f0" officeooo:paragraph-rsid="002311f0" fo:hyphenate="false" fo:hyphenation-remain-char-count="2" fo:hyphenation-push-char-count="2"/>
    </style:style>
    <style:style style:name="P22" style:family="paragraph" style:parent-style-name="Standard" style:list-style-name="L1">
      <style:paragraph-properties fo:orphans="0" fo:widows="0" fo:hyphenation-ladder-count="no-limit"/>
      <style:text-properties officeooo:rsid="002b2cef" officeooo:paragraph-rsid="002b2cef" fo:hyphenate="false" fo:hyphenation-remain-char-count="2" fo:hyphenation-push-char-count="2"/>
    </style:style>
    <style:style style:name="P23" style:family="paragraph" style:parent-style-name="Standard" style:list-style-name="L1">
      <style:paragraph-properties fo:orphans="0" fo:widows="0" fo:hyphenation-ladder-count="no-limit"/>
      <style:text-properties officeooo:rsid="0049dd65" officeooo:paragraph-rsid="0049dd65" fo:hyphenate="false" fo:hyphenation-remain-char-count="2" fo:hyphenation-push-char-count="2"/>
    </style:style>
    <style:style style:name="P24" style:family="paragraph" style:parent-style-name="Standard" style:list-style-name="L1">
      <style:paragraph-properties fo:orphans="0" fo:widows="0" fo:hyphenation-ladder-count="no-limit"/>
      <style:text-properties officeooo:rsid="00238eb2" officeooo:paragraph-rsid="00238eb2" fo:hyphenate="false" fo:hyphenation-remain-char-count="2" fo:hyphenation-push-char-count="2"/>
    </style:style>
    <style:style style:name="P25" style:family="paragraph" style:parent-style-name="Standard" style:list-style-name="L2">
      <style:paragraph-properties fo:orphans="0" fo:widows="0" fo:hyphenation-ladder-count="no-limit"/>
      <style:text-properties officeooo:rsid="0008a0df" officeooo:paragraph-rsid="0008a0df" fo:hyphenate="false" fo:hyphenation-remain-char-count="2" fo:hyphenation-push-char-count="2"/>
    </style:style>
    <style:style style:name="P26" style:family="paragraph" style:parent-style-name="Standard" style:list-style-name="L3">
      <style:paragraph-properties fo:orphans="0" fo:widows="0" fo:hyphenation-ladder-count="no-limit"/>
      <style:text-properties officeooo:rsid="0008a0df" officeooo:paragraph-rsid="0008a0df" fo:hyphenate="false" fo:hyphenation-remain-char-count="2" fo:hyphenation-push-char-count="2"/>
    </style:style>
    <style:style style:name="P27" style:family="paragraph" style:parent-style-name="Standard" style:list-style-name="L4">
      <style:paragraph-properties fo:orphans="0" fo:widows="0" fo:hyphenation-ladder-count="no-limit"/>
      <style:text-properties officeooo:rsid="0008a0df" officeooo:paragraph-rsid="0008a0df" fo:hyphenate="false" fo:hyphenation-remain-char-count="2" fo:hyphenation-push-char-count="2"/>
    </style:style>
    <style:style style:name="P28" style:family="paragraph" style:parent-style-name="Standard" style:list-style-name="L6">
      <style:paragraph-properties fo:orphans="0" fo:widows="0" fo:hyphenation-ladder-count="no-limit"/>
      <style:text-properties officeooo:rsid="0008a0df" officeooo:paragraph-rsid="0008a0df" fo:hyphenate="false" fo:hyphenation-remain-char-count="2" fo:hyphenation-push-char-count="2"/>
    </style:style>
    <style:style style:name="P29" style:family="paragraph" style:parent-style-name="Standard" style:list-style-name="L7">
      <style:paragraph-properties fo:orphans="0" fo:widows="0" fo:hyphenation-ladder-count="no-limit"/>
      <style:text-properties officeooo:rsid="0008a0df" officeooo:paragraph-rsid="0008a0df" fo:hyphenate="false" fo:hyphenation-remain-char-count="2" fo:hyphenation-push-char-count="2"/>
    </style:style>
    <style:style style:name="P30" style:family="paragraph" style:parent-style-name="Standard" style:list-style-name="L8">
      <style:paragraph-properties fo:orphans="0" fo:widows="0" fo:hyphenation-ladder-count="no-limit"/>
      <style:text-properties officeooo:rsid="0008a0df" officeooo:paragraph-rsid="0008a0df" fo:hyphenate="false" fo:hyphenation-remain-char-count="2" fo:hyphenation-push-char-count="2"/>
    </style:style>
    <style:style style:name="P31" style:family="paragraph" style:parent-style-name="Standard" style:list-style-name="L9">
      <style:paragraph-properties fo:orphans="0" fo:widows="0" fo:hyphenation-ladder-count="no-limit"/>
      <style:text-properties officeooo:rsid="0008a0df" officeooo:paragraph-rsid="0015ee0a" fo:hyphenate="false" fo:hyphenation-remain-char-count="2" fo:hyphenation-push-char-count="2"/>
    </style:style>
    <style:style style:name="P32" style:family="paragraph" style:parent-style-name="Standard" style:list-style-name="L9">
      <style:paragraph-properties fo:orphans="0" fo:widows="0" fo:hyphenation-ladder-count="no-limit"/>
      <style:text-properties officeooo:rsid="0008a0df" officeooo:paragraph-rsid="0008a0df" fo:hyphenate="false" fo:hyphenation-remain-char-count="2" fo:hyphenation-push-char-count="2"/>
    </style:style>
    <style:style style:name="P33" style:family="paragraph" style:parent-style-name="Standard" style:list-style-name="L9">
      <style:paragraph-properties fo:orphans="0" fo:widows="0" fo:hyphenation-ladder-count="no-limit"/>
      <style:text-properties officeooo:rsid="0008a0df" officeooo:paragraph-rsid="00172fa2" fo:hyphenate="false" fo:hyphenation-remain-char-count="2" fo:hyphenation-push-char-count="2"/>
    </style:style>
    <style:style style:name="P34" style:family="paragraph" style:parent-style-name="Standard" style:list-style-name="L10">
      <style:paragraph-properties fo:orphans="0" fo:widows="0" fo:hyphenation-ladder-count="no-limit"/>
      <style:text-properties officeooo:rsid="0008a0df" officeooo:paragraph-rsid="0008a0df" fo:hyphenate="false" fo:hyphenation-remain-char-count="2" fo:hyphenation-push-char-count="2"/>
    </style:style>
    <style:style style:name="P35" style:family="paragraph" style:parent-style-name="Standard" style:list-style-name="L2">
      <style:paragraph-properties fo:orphans="0" fo:widows="0" fo:hyphenation-ladder-count="no-limit"/>
      <style:text-properties fo:color="#800000" officeooo:rsid="0008a0df" officeooo:paragraph-rsid="0008a0df" fo:hyphenate="false" fo:hyphenation-remain-char-count="2" fo:hyphenation-push-char-count="2"/>
    </style:style>
    <style:style style:name="P36" style:family="paragraph" style:parent-style-name="Standard" style:list-style-name="L2">
      <style:paragraph-properties fo:orphans="0" fo:widows="0" fo:hyphenation-ladder-count="no-limit"/>
      <style:text-properties fo:color="#800000" officeooo:rsid="0008a0df" officeooo:paragraph-rsid="00147266" fo:hyphenate="false" fo:hyphenation-remain-char-count="2" fo:hyphenation-push-char-count="2"/>
    </style:style>
    <style:style style:name="P37" style:family="paragraph" style:parent-style-name="Standard" style:list-style-name="L3">
      <style:paragraph-properties fo:orphans="0" fo:widows="0" fo:hyphenation-ladder-count="no-limit"/>
      <style:text-properties fo:color="#800000" officeooo:rsid="0008a0df" officeooo:paragraph-rsid="0008a0df" fo:hyphenate="false" fo:hyphenation-remain-char-count="2" fo:hyphenation-push-char-count="2"/>
    </style:style>
    <style:style style:name="P38" style:family="paragraph" style:parent-style-name="Standard" style:list-style-name="L3">
      <style:paragraph-properties fo:orphans="0" fo:widows="0" fo:hyphenation-ladder-count="no-limit"/>
      <style:text-properties fo:color="#800000" officeooo:rsid="0008a0df" officeooo:paragraph-rsid="00147266" fo:hyphenate="false" fo:hyphenation-remain-char-count="2" fo:hyphenation-push-char-count="2"/>
    </style:style>
    <style:style style:name="P39" style:family="paragraph" style:parent-style-name="Standard" style:list-style-name="L2">
      <style:paragraph-properties fo:orphans="0" fo:widows="0" fo:hyphenation-ladder-count="no-limit"/>
      <style:text-properties fo:color="#800000" officeooo:rsid="0008a0df" officeooo:paragraph-rsid="00147266" fo:background-color="#ccff00" fo:hyphenate="false" fo:hyphenation-remain-char-count="2" fo:hyphenation-push-char-count="2"/>
    </style:style>
    <style:style style:name="P40" style:family="paragraph" style:parent-style-name="Standard" style:list-style-name="L2">
      <style:paragraph-properties fo:orphans="0" fo:widows="0" fo:hyphenation-ladder-count="no-limit"/>
      <style:text-properties fo:color="#800000" officeooo:rsid="0008a0df" officeooo:paragraph-rsid="0008a0df" fo:background-color="#ccff00" fo:hyphenate="false" fo:hyphenation-remain-char-count="2" fo:hyphenation-push-char-count="2"/>
    </style:style>
    <style:style style:name="P41" style:family="paragraph" style:parent-style-name="Standard" style:list-style-name="L2">
      <style:paragraph-properties fo:orphans="0" fo:widows="0" fo:hyphenation-ladder-count="no-limit"/>
      <style:text-properties fo:color="#800000" officeooo:rsid="0015a558" officeooo:paragraph-rsid="0015a558" fo:background-color="#ccff00" fo:hyphenate="false" fo:hyphenation-remain-char-count="2" fo:hyphenation-push-char-count="2"/>
    </style:style>
    <style:style style:name="P42" style:family="paragraph" style:parent-style-name="Standard" style:list-style-name="L9">
      <style:paragraph-properties fo:orphans="0" fo:widows="0" fo:hyphenation-ladder-count="no-limit"/>
      <style:text-properties fo:color="#800000" officeooo:rsid="00180218" officeooo:paragraph-rsid="00180218" fo:background-color="#ccff00" fo:hyphenate="false" fo:hyphenation-remain-char-count="2" fo:hyphenation-push-char-count="2"/>
    </style:style>
    <style:style style:name="P43" style:family="paragraph" style:parent-style-name="Standard" style:list-style-name="L2">
      <style:paragraph-properties fo:orphans="0" fo:widows="0" fo:hyphenation-ladder-count="no-limit"/>
      <style:text-properties fo:color="#800000" fo:font-size="12pt" fo:font-weight="normal" officeooo:rsid="00220fec" officeooo:paragraph-rsid="0043b0c5" style:font-size-asian="12pt" style:font-weight-asian="normal" style:font-size-complex="12pt" style:font-weight-complex="normal" fo:hyphenate="false" fo:hyphenation-remain-char-count="2" fo:hyphenation-push-char-count="2"/>
    </style:style>
    <style:style style:name="P44" style:family="paragraph" style:parent-style-name="Standard" style:list-style-name="L2">
      <style:paragraph-properties fo:orphans="0" fo:widows="0" fo:hyphenation-ladder-count="no-limit"/>
      <style:text-properties fo:color="#800000" fo:font-size="12pt" fo:font-weight="normal" officeooo:rsid="0043b0c5" officeooo:paragraph-rsid="0043b0c5" style:font-size-asian="12pt" style:font-weight-asian="normal" style:font-size-complex="12pt" style:font-weight-complex="normal" fo:hyphenate="false" fo:hyphenation-remain-char-count="2" fo:hyphenation-push-char-count="2"/>
    </style:style>
    <style:style style:name="P45" style:family="paragraph" style:parent-style-name="Standard" style:list-style-name="L2">
      <style:paragraph-properties fo:orphans="0" fo:widows="0" fo:hyphenation-ladder-count="no-limit"/>
      <style:text-properties fo:color="#800000" fo:font-size="12pt" fo:font-weight="normal" officeooo:rsid="0020c61c" officeooo:paragraph-rsid="0043b0c5" style:font-size-asian="12pt" style:font-weight-asian="normal" style:font-size-complex="12pt" style:font-weight-complex="normal" fo:hyphenate="false" fo:hyphenation-remain-char-count="2" fo:hyphenation-push-char-count="2"/>
    </style:style>
    <style:style style:name="P46" style:family="paragraph" style:parent-style-name="Standard" style:list-style-name="L2">
      <style:paragraph-properties fo:orphans="0" fo:widows="0" fo:hyphenation-ladder-count="no-limit"/>
      <style:text-properties fo:color="#800000" fo:font-size="12pt" fo:font-weight="normal" officeooo:rsid="0043b0c5" officeooo:paragraph-rsid="0043b0c5" fo:background-color="#ccff00" style:font-size-asian="12pt" style:font-weight-asian="normal" style:font-size-complex="12pt" style:font-weight-complex="normal" fo:hyphenate="false" fo:hyphenation-remain-char-count="2" fo:hyphenation-push-char-count="2"/>
    </style:style>
    <style:style style:name="P47" style:family="paragraph" style:parent-style-name="Standard" style:list-style-name="L3">
      <style:paragraph-properties fo:orphans="0" fo:widows="0" fo:hyphenation-ladder-count="no-limit"/>
      <style:text-properties fo:color="#800000" fo:font-size="12pt" fo:font-weight="normal" officeooo:rsid="00220fec" officeooo:paragraph-rsid="0043b0c5" fo:background-color="#ffffff" style:font-size-asian="12pt" style:font-weight-asian="normal" style:font-size-complex="12pt" style:font-weight-complex="normal" fo:hyphenate="false" fo:hyphenation-remain-char-count="2" fo:hyphenation-push-char-count="2"/>
    </style:style>
    <style:style style:name="P48" style:family="paragraph" style:parent-style-name="Standard" style:list-style-name="L2">
      <style:paragraph-properties fo:orphans="0" fo:widows="0" fo:hyphenation-ladder-count="no-limit"/>
      <style:text-properties fo:color="#800000" officeooo:rsid="0043b0c5" officeooo:paragraph-rsid="0043b0c5" fo:hyphenate="false" fo:hyphenation-remain-char-count="2" fo:hyphenation-push-char-count="2"/>
    </style:style>
    <style:style style:name="P49" style:family="paragraph" style:parent-style-name="Standard" style:list-style-name="L3">
      <style:paragraph-properties fo:orphans="0" fo:widows="0" fo:hyphenation-ladder-count="no-limit"/>
      <style:text-properties fo:color="#800000" officeooo:rsid="0036a0e6" officeooo:paragraph-rsid="0038ce1a" fo:background-color="#ffff00" fo:hyphenate="false" fo:hyphenation-remain-char-count="2" fo:hyphenation-push-char-count="2"/>
    </style:style>
    <style:style style:name="P50" style:family="paragraph" style:parent-style-name="Standard" style:list-style-name="L3">
      <style:paragraph-properties fo:orphans="0" fo:widows="0" fo:hyphenation-ladder-count="no-limit"/>
      <style:text-properties fo:color="#800000" officeooo:rsid="0036a0e6" officeooo:paragraph-rsid="0036a0e6" fo:background-color="#ffff00" fo:hyphenate="false" fo:hyphenation-remain-char-count="2" fo:hyphenation-push-char-count="2"/>
    </style:style>
    <style:style style:name="P51" style:family="paragraph" style:parent-style-name="Standard" style:list-style-name="L3">
      <style:paragraph-properties fo:orphans="0" fo:widows="0" fo:hyphenation-ladder-count="no-limit"/>
      <style:text-properties fo:color="#800000" officeooo:rsid="0036a0e6" officeooo:paragraph-rsid="0038ce1a" fo:background-color="transparent" fo:hyphenate="false" fo:hyphenation-remain-char-count="2" fo:hyphenation-push-char-count="2"/>
    </style:style>
    <style:style style:name="P52" style:family="paragraph" style:parent-style-name="Standard" style:list-style-name="L3">
      <style:paragraph-properties fo:orphans="0" fo:widows="0" fo:hyphenation-ladder-count="no-limit"/>
      <style:text-properties fo:color="#800000" officeooo:rsid="003abf7b" officeooo:paragraph-rsid="003abf7b" fo:background-color="transparent" fo:hyphenate="false" fo:hyphenation-remain-char-count="2" fo:hyphenation-push-char-count="2"/>
    </style:style>
    <style:style style:name="P53" style:family="paragraph" style:parent-style-name="Standard" style:list-style-name="L3">
      <style:paragraph-properties fo:orphans="0" fo:widows="0" fo:hyphenation-ladder-count="no-limit"/>
      <style:text-properties fo:color="#800000" officeooo:rsid="0036a0e6" officeooo:paragraph-rsid="0036a0e6" fo:hyphenate="false" fo:hyphenation-remain-char-count="2" fo:hyphenation-push-char-count="2"/>
    </style:style>
    <style:style style:name="P54" style:family="paragraph" style:parent-style-name="Standard" style:list-style-name="L4">
      <style:paragraph-properties fo:orphans="0" fo:widows="0" fo:hyphenation-ladder-count="no-limit"/>
      <style:text-properties fo:color="#800000" officeooo:rsid="001d0fd2" officeooo:paragraph-rsid="001d0fd2" fo:hyphenate="false" fo:hyphenation-remain-char-count="2" fo:hyphenation-push-char-count="2"/>
    </style:style>
    <style:style style:name="P55" style:family="paragraph" style:parent-style-name="Standard" style:list-style-name="L7">
      <style:paragraph-properties fo:orphans="0" fo:widows="0" fo:hyphenation-ladder-count="no-limit"/>
      <style:text-properties fo:color="#800000" officeooo:rsid="00482676" officeooo:paragraph-rsid="00482676" fo:hyphenate="false" fo:hyphenation-remain-char-count="2" fo:hyphenation-push-char-count="2"/>
    </style:style>
    <style:style style:name="P56" style:family="paragraph" style:parent-style-name="Standard" style:list-style-name="L7">
      <style:paragraph-properties fo:orphans="0" fo:widows="0" fo:hyphenation-ladder-count="no-limit"/>
      <style:text-properties fo:color="#800000" officeooo:rsid="00224981" officeooo:paragraph-rsid="00224981" fo:hyphenate="false" fo:hyphenation-remain-char-count="2" fo:hyphenation-push-char-count="2"/>
    </style:style>
    <style:style style:name="P57" style:family="paragraph" style:parent-style-name="Standard" style:list-style-name="L10">
      <style:paragraph-properties fo:orphans="0" fo:widows="0" fo:hyphenation-ladder-count="no-limit"/>
      <style:text-properties fo:color="#800000" officeooo:rsid="00224981" officeooo:paragraph-rsid="00224981" fo:hyphenate="false" fo:hyphenation-remain-char-count="2" fo:hyphenation-push-char-count="2"/>
    </style:style>
    <style:style style:name="P58" style:family="paragraph" style:parent-style-name="Standard" style:list-style-name="L11">
      <style:paragraph-properties fo:orphans="0" fo:widows="0" fo:hyphenation-ladder-count="no-limit"/>
      <style:text-properties fo:color="#800000" fo:font-style="normal" officeooo:rsid="002d17d6" officeooo:paragraph-rsid="002d17d6" style:font-style-asian="normal" style:font-style-complex="normal" fo:hyphenate="false" fo:hyphenation-remain-char-count="2" fo:hyphenation-push-char-count="2"/>
    </style:style>
    <style:style style:name="P59" style:family="paragraph" style:parent-style-name="Standard" style:list-style-name="L11">
      <style:paragraph-properties fo:orphans="0" fo:widows="0" fo:hyphenation-ladder-count="no-limit"/>
      <style:text-properties fo:color="#800000" fo:font-style="normal" officeooo:rsid="0024fb6d" officeooo:paragraph-rsid="0024fb6d" style:font-style-asian="normal" style:font-style-complex="normal" fo:hyphenate="false" fo:hyphenation-remain-char-count="2" fo:hyphenation-push-char-count="2"/>
    </style:style>
    <style:style style:name="P60" style:family="paragraph" style:parent-style-name="Standard" style:list-style-name="L12">
      <style:paragraph-properties fo:orphans="0" fo:widows="0" fo:hyphenation-ladder-count="no-limit"/>
      <style:text-properties fo:color="#800000" fo:font-style="normal" officeooo:rsid="0024fb6d" officeooo:paragraph-rsid="00453d1f" style:font-style-asian="normal" style:font-style-complex="normal" fo:hyphenate="false" fo:hyphenation-remain-char-count="2" fo:hyphenation-push-char-count="2"/>
    </style:style>
    <style:style style:name="P61" style:family="paragraph" style:parent-style-name="Standard" style:list-style-name="L12">
      <style:paragraph-properties fo:orphans="0" fo:widows="0" fo:hyphenation-ladder-count="no-limit"/>
      <style:text-properties fo:color="#800000" fo:font-style="normal" officeooo:rsid="0024fb6d" officeooo:paragraph-rsid="0024fb6d" style:font-style-asian="normal" style:font-style-complex="normal" fo:hyphenate="false" fo:hyphenation-remain-char-count="2" fo:hyphenation-push-char-count="2"/>
    </style:style>
    <style:style style:name="P62" style:family="paragraph" style:parent-style-name="Standard" style:list-style-name="L12">
      <style:paragraph-properties fo:orphans="0" fo:widows="0" fo:hyphenation-ladder-count="no-limit"/>
      <style:text-properties fo:color="#800000" fo:font-style="normal" officeooo:rsid="004667d2" officeooo:paragraph-rsid="004667d2" style:font-style-asian="normal" style:font-style-complex="normal" fo:hyphenate="false" fo:hyphenation-remain-char-count="2" fo:hyphenation-push-char-count="2"/>
    </style:style>
    <style:style style:name="P63" style:family="paragraph" style:parent-style-name="Standard" style:list-style-name="L13">
      <style:paragraph-properties fo:orphans="0" fo:widows="0" fo:hyphenation-ladder-count="no-limit"/>
      <style:text-properties fo:color="#800000" fo:font-style="normal" officeooo:rsid="004753c3" officeooo:paragraph-rsid="004753c3" style:font-style-asian="normal" style:font-style-complex="normal" fo:hyphenate="false" fo:hyphenation-remain-char-count="2" fo:hyphenation-push-char-count="2"/>
    </style:style>
    <style:style style:name="P64" style:family="paragraph" style:parent-style-name="Standard" style:list-style-name="L13">
      <style:paragraph-properties fo:orphans="0" fo:widows="0" fo:hyphenation-ladder-count="no-limit"/>
      <style:text-properties fo:color="#800000" fo:font-style="normal" officeooo:rsid="00482676" officeooo:paragraph-rsid="00482676" style:font-style-asian="normal" style:font-style-complex="normal" fo:hyphenate="false" fo:hyphenation-remain-char-count="2" fo:hyphenation-push-char-count="2"/>
    </style:style>
    <style:style style:name="P65" style:family="paragraph" style:parent-style-name="Standard" style:list-style-name="L12">
      <style:paragraph-properties fo:orphans="0" fo:widows="0" fo:hyphenation-ladder-count="no-limit"/>
      <style:text-properties fo:color="#800000" fo:font-style="normal" officeooo:rsid="0026656f" officeooo:paragraph-rsid="0026656f" style:font-style-asian="normal" style:font-style-complex="normal" fo:hyphenate="false" fo:hyphenation-remain-char-count="2" fo:hyphenation-push-char-count="2"/>
    </style:style>
    <style:style style:name="P66" style:family="paragraph" style:parent-style-name="Standard" style:list-style-name="L14">
      <style:paragraph-properties fo:orphans="0" fo:widows="0" fo:hyphenation-ladder-count="no-limit"/>
      <style:text-properties fo:color="#800000" fo:font-style="normal" officeooo:rsid="0026656f" officeooo:paragraph-rsid="0026656f" style:font-style-asian="normal" style:font-style-complex="normal" fo:hyphenate="false" fo:hyphenation-remain-char-count="2" fo:hyphenation-push-char-count="2"/>
    </style:style>
    <style:style style:name="P67" style:family="paragraph" style:parent-style-name="Standard" style:list-style-name="L12">
      <style:paragraph-properties fo:orphans="0" fo:widows="0" fo:hyphenation-ladder-count="no-limit"/>
      <style:text-properties fo:color="#800000" fo:font-style="normal" officeooo:rsid="004667d2" officeooo:paragraph-rsid="004667d2" fo:background-color="#ffff00" style:font-style-asian="normal" style:font-style-complex="normal" fo:hyphenate="false" fo:hyphenation-remain-char-count="2" fo:hyphenation-push-char-count="2"/>
    </style:style>
    <style:style style:name="P68" style:family="paragraph" style:parent-style-name="Standard" style:list-style-name="L13">
      <style:paragraph-properties fo:orphans="0" fo:widows="0" fo:hyphenation-ladder-count="no-limit"/>
      <style:text-properties fo:color="#800000" fo:font-style="normal" officeooo:rsid="004753c3" officeooo:paragraph-rsid="004753c3" fo:background-color="#ffff00" style:font-style-asian="normal" style:font-style-complex="normal" fo:hyphenate="false" fo:hyphenation-remain-char-count="2" fo:hyphenation-push-char-count="2"/>
    </style:style>
    <style:style style:name="P69" style:family="paragraph" style:parent-style-name="Standard" style:list-style-name="L12">
      <style:paragraph-properties fo:orphans="0" fo:widows="0" fo:hyphenation-ladder-count="no-limit"/>
      <style:text-properties fo:color="#800000" fo:font-style="normal" officeooo:rsid="0026656f" officeooo:paragraph-rsid="0026656f" fo:background-color="#ffff00" style:font-style-asian="normal" style:font-style-complex="normal" fo:hyphenate="false" fo:hyphenation-remain-char-count="2" fo:hyphenation-push-char-count="2"/>
    </style:style>
    <style:style style:name="P70" style:family="paragraph" style:parent-style-name="Standard" style:list-style-name="L12">
      <style:paragraph-properties fo:orphans="0" fo:widows="0" fo:hyphenation-ladder-count="no-limit"/>
      <style:text-properties fo:color="#800000" fo:font-style="normal" officeooo:rsid="003edd83" officeooo:paragraph-rsid="003edd83" fo:background-color="#ff6600" style:font-style-asian="normal" style:font-style-complex="normal" fo:hyphenate="false" fo:hyphenation-remain-char-count="2" fo:hyphenation-push-char-count="2"/>
    </style:style>
    <style:style style:name="P71" style:family="paragraph" style:parent-style-name="Standard" style:list-style-name="L14">
      <style:paragraph-properties fo:orphans="0" fo:widows="0" fo:hyphenation-ladder-count="no-limit"/>
      <style:text-properties fo:color="#800000" fo:font-style="normal" officeooo:rsid="003edd83" officeooo:paragraph-rsid="003edd83" fo:background-color="#ff6600" style:font-style-asian="normal" style:font-style-complex="normal" fo:hyphenate="false" fo:hyphenation-remain-char-count="2" fo:hyphenation-push-char-count="2"/>
    </style:style>
    <style:style style:name="P72" style:family="paragraph" style:parent-style-name="Standard" style:list-style-name="L3">
      <style:paragraph-properties fo:orphans="0" fo:widows="0" fo:hyphenation-ladder-count="no-limit"/>
      <style:text-properties officeooo:rsid="0036a0e6" officeooo:paragraph-rsid="0036a0e6" fo:background-color="#ffff00" fo:hyphenate="false" fo:hyphenation-remain-char-count="2" fo:hyphenation-push-char-count="2"/>
    </style:style>
    <style:style style:name="P73" style:family="paragraph" style:parent-style-name="Standard" style:list-style-name="L3">
      <style:paragraph-properties fo:orphans="0" fo:widows="0" fo:hyphenation-ladder-count="no-limit"/>
      <style:text-properties officeooo:rsid="00384d1f" officeooo:paragraph-rsid="00384d1f" fo:background-color="#ffff00" fo:hyphenate="false" fo:hyphenation-remain-char-count="2" fo:hyphenation-push-char-count="2"/>
    </style:style>
    <style:style style:name="P74" style:family="paragraph" style:parent-style-name="Standard" style:list-style-name="L6">
      <style:paragraph-properties fo:orphans="0" fo:widows="0" fo:hyphenation-ladder-count="no-limit"/>
      <style:text-properties officeooo:rsid="0008a0df" officeooo:paragraph-rsid="0008a0df" fo:background-color="#ffff00" fo:hyphenate="false" fo:hyphenation-remain-char-count="2" fo:hyphenation-push-char-count="2"/>
    </style:style>
    <style:style style:name="P75" style:family="paragraph" style:parent-style-name="Standard" style:list-style-name="L10">
      <style:paragraph-properties fo:orphans="0" fo:widows="0" fo:hyphenation-ladder-count="no-limit"/>
      <style:text-properties officeooo:rsid="001acdb0" officeooo:paragraph-rsid="001acdb0" fo:background-color="#ffff00" fo:hyphenate="false" fo:hyphenation-remain-char-count="2" fo:hyphenation-push-char-count="2"/>
    </style:style>
    <style:style style:name="P76" style:family="paragraph" style:parent-style-name="Standard" style:list-style-name="L10">
      <style:paragraph-properties fo:orphans="0" fo:widows="0" fo:hyphenation-ladder-count="no-limit"/>
      <style:text-properties officeooo:rsid="00277c70" officeooo:paragraph-rsid="00277c70" fo:background-color="#ffff00" fo:hyphenate="false" fo:hyphenation-remain-char-count="2" fo:hyphenation-push-char-count="2"/>
    </style:style>
    <style:style style:name="P77" style:family="paragraph" style:parent-style-name="Standard" style:list-style-name="L10">
      <style:paragraph-properties fo:orphans="0" fo:widows="0" fo:hyphenation-ladder-count="no-limit"/>
      <style:text-properties officeooo:rsid="00224981" officeooo:paragraph-rsid="0023c38d" fo:background-color="#ffff00" fo:hyphenate="false" fo:hyphenation-remain-char-count="2" fo:hyphenation-push-char-count="2"/>
    </style:style>
    <style:style style:name="P78" style:family="paragraph" style:parent-style-name="Standard" style:list-style-name="L3">
      <style:paragraph-properties fo:orphans="0" fo:widows="0" fo:hyphenation-ladder-count="no-limit"/>
      <style:text-properties fo:color="#006600" officeooo:rsid="0008a0df" officeooo:paragraph-rsid="0008a0df" fo:hyphenate="false" fo:hyphenation-remain-char-count="2" fo:hyphenation-push-char-count="2"/>
    </style:style>
    <style:style style:name="P79" style:family="paragraph" style:parent-style-name="Standard" style:list-style-name="L4">
      <style:paragraph-properties fo:orphans="0" fo:widows="0" fo:hyphenation-ladder-count="no-limit"/>
      <style:text-properties fo:color="#006600" fo:font-size="12pt" officeooo:rsid="0008a0df" officeooo:paragraph-rsid="0008a0df" style:font-size-asian="12pt" style:font-size-complex="12pt" fo:hyphenate="false" fo:hyphenation-remain-char-count="2" fo:hyphenation-push-char-count="2"/>
    </style:style>
    <style:style style:name="P80" style:family="paragraph" style:parent-style-name="Standard" style:list-style-name="L6">
      <style:paragraph-properties fo:orphans="0" fo:widows="0" fo:hyphenation-ladder-count="no-limit"/>
      <style:text-properties fo:color="#006600" fo:font-size="14pt" officeooo:rsid="0008a0df" officeooo:paragraph-rsid="0008a0df" style:font-size-asian="14pt" style:font-size-complex="14pt" fo:hyphenate="false" fo:hyphenation-remain-char-count="2" fo:hyphenation-push-char-count="2"/>
    </style:style>
    <style:style style:name="P81" style:family="paragraph" style:parent-style-name="Standard" style:list-style-name="L7">
      <style:paragraph-properties fo:orphans="0" fo:widows="0" fo:hyphenation-ladder-count="no-limit"/>
      <style:text-properties fo:color="#006600" fo:font-size="14pt" officeooo:rsid="001d450c" officeooo:paragraph-rsid="001d450c" fo:hyphenate="false" fo:hyphenation-remain-char-count="2" fo:hyphenation-push-char-count="2"/>
    </style:style>
    <style:style style:name="P82" style:family="paragraph" style:parent-style-name="Standard" style:list-style-name="L12">
      <style:paragraph-properties fo:orphans="0" fo:widows="0" fo:hyphenation-ladder-count="no-limit"/>
      <style:text-properties fo:color="#006600" fo:font-size="14pt" fo:font-style="normal" officeooo:rsid="003ef548" officeooo:paragraph-rsid="0040f504" style:font-size-asian="14pt" style:font-style-asian="normal" style:font-size-complex="14pt" style:font-style-complex="normal" fo:hyphenate="false" fo:hyphenation-remain-char-count="2" fo:hyphenation-push-char-count="2"/>
    </style:style>
    <style:style style:name="P83" style:family="paragraph" style:parent-style-name="Standard" style:list-style-name="L4">
      <style:paragraph-properties fo:orphans="0" fo:widows="0" fo:hyphenation-ladder-count="no-limit"/>
      <style:text-properties fo:font-size="12pt" officeooo:rsid="0008a0df" officeooo:paragraph-rsid="0008a0df" style:font-size-asian="12pt" style:font-size-complex="12pt" fo:hyphenate="false" fo:hyphenation-remain-char-count="2" fo:hyphenation-push-char-count="2"/>
    </style:style>
    <style:style style:name="P84" style:family="paragraph" style:parent-style-name="Standard" style:list-style-name="L4">
      <style:paragraph-properties fo:orphans="0" fo:widows="0" fo:hyphenation-ladder-count="no-limit"/>
      <style:text-properties fo:color="#ff0000" officeooo:rsid="0008a0df" officeooo:paragraph-rsid="0008a0df" fo:background-color="#ccff00" fo:hyphenate="false" fo:hyphenation-remain-char-count="2" fo:hyphenation-push-char-count="2"/>
    </style:style>
    <style:style style:name="P85" style:family="paragraph" style:parent-style-name="Standard" style:list-style-name="L4">
      <style:paragraph-properties fo:orphans="0" fo:widows="0" fo:hyphenation-ladder-count="no-limit"/>
      <style:text-properties fo:color="#ff0000" officeooo:rsid="0008a0df" officeooo:paragraph-rsid="0008a0df" fo:hyphenate="false" fo:hyphenation-remain-char-count="2" fo:hyphenation-push-char-count="2"/>
    </style:style>
    <style:style style:name="P86" style:family="paragraph" style:parent-style-name="Standard" style:list-style-name="L5">
      <style:paragraph-properties fo:orphans="0" fo:widows="0" fo:hyphenation-ladder-count="no-limit"/>
      <style:text-properties fo:color="#ff0000" officeooo:rsid="0008a0df" officeooo:paragraph-rsid="0008a0df" fo:hyphenate="false" fo:hyphenation-remain-char-count="2" fo:hyphenation-push-char-count="2"/>
    </style:style>
    <style:style style:name="P87" style:family="paragraph" style:parent-style-name="Standard" style:list-style-name="L6">
      <style:paragraph-properties fo:orphans="0" fo:widows="0" fo:hyphenation-ladder-count="no-limit"/>
      <style:text-properties style:font-name="Bitstream Charter" fo:font-size="14pt" officeooo:rsid="00147266" officeooo:paragraph-rsid="0008a0df" fo:background-color="#ff66ff" style:font-size-asian="14pt" style:font-size-complex="14pt" fo:hyphenate="false" fo:hyphenation-remain-char-count="2" fo:hyphenation-push-char-count="2"/>
    </style:style>
    <style:style style:name="P88" style:family="paragraph" style:parent-style-name="Standard" style:list-style-name="L9">
      <style:paragraph-properties fo:orphans="0" fo:widows="0" fo:hyphenation-ladder-count="no-limit"/>
      <style:text-properties officeooo:rsid="0008a0df" officeooo:paragraph-rsid="0008a0df" fo:background-color="#ccff00" fo:hyphenate="false" fo:hyphenation-remain-char-count="2" fo:hyphenation-push-char-count="2"/>
    </style:style>
    <style:style style:name="P89" style:family="paragraph" style:parent-style-name="Standard" style:list-style-name="L9">
      <style:paragraph-properties fo:orphans="0" fo:widows="0" fo:hyphenation-ladder-count="no-limit"/>
      <style:text-properties officeooo:rsid="00172fa2" officeooo:paragraph-rsid="00172fa2" fo:background-color="#ccff00" fo:hyphenate="false" fo:hyphenation-remain-char-count="2" fo:hyphenation-push-char-count="2"/>
    </style:style>
    <style:style style:name="P90" style:family="paragraph" style:parent-style-name="Standard" style:list-style-name="L9">
      <style:paragraph-properties fo:orphans="0" fo:widows="0" fo:hyphenation-ladder-count="no-limit"/>
      <style:text-properties officeooo:rsid="00180218" officeooo:paragraph-rsid="00180218" fo:background-color="#ccff00" fo:hyphenate="false" fo:hyphenation-remain-char-count="2" fo:hyphenation-push-char-count="2"/>
    </style:style>
    <style:style style:name="P91" style:family="paragraph" style:parent-style-name="Standard" style:list-style-name="L9">
      <style:paragraph-properties fo:orphans="0" fo:widows="0" fo:hyphenation-ladder-count="no-limit"/>
      <style:text-properties officeooo:rsid="00172fa2" officeooo:paragraph-rsid="00172fa2" fo:hyphenate="false" fo:hyphenation-remain-char-count="2" fo:hyphenation-push-char-count="2"/>
    </style:style>
    <style:style style:name="P92" style:family="paragraph" style:parent-style-name="Standard" style:list-style-name="L10">
      <style:paragraph-properties fo:orphans="0" fo:widows="0" fo:hyphenation-ladder-count="no-limit"/>
      <style:text-properties officeooo:rsid="001acdb0" officeooo:paragraph-rsid="0008a0df" fo:hyphenate="false" fo:hyphenation-remain-char-count="2" fo:hyphenation-push-char-count="2"/>
    </style:style>
    <style:style style:name="P93" style:family="paragraph" style:parent-style-name="Standard" style:list-style-name="L10">
      <style:paragraph-properties fo:orphans="0" fo:widows="0" fo:hyphenation-ladder-count="no-limit"/>
      <style:text-properties officeooo:rsid="001acdb0" officeooo:paragraph-rsid="001acdb0" fo:hyphenate="false" fo:hyphenation-remain-char-count="2" fo:hyphenation-push-char-count="2"/>
    </style:style>
    <style:style style:name="P94" style:family="paragraph" style:parent-style-name="Standard" style:list-style-name="L10">
      <style:paragraph-properties fo:orphans="0" fo:widows="0" fo:hyphenation-ladder-count="no-limit"/>
      <style:text-properties officeooo:rsid="001c184b" officeooo:paragraph-rsid="001c184b" fo:hyphenate="false" fo:hyphenation-remain-char-count="2" fo:hyphenation-push-char-count="2"/>
    </style:style>
    <style:style style:name="P95" style:family="paragraph" style:parent-style-name="Standard" style:list-style-name="L10">
      <style:paragraph-properties fo:orphans="0" fo:widows="0" fo:hyphenation-ladder-count="no-limit"/>
      <style:text-properties officeooo:rsid="001d0fd2" officeooo:paragraph-rsid="001d0fd2" fo:hyphenate="false" fo:hyphenation-remain-char-count="2" fo:hyphenation-push-char-count="2"/>
    </style:style>
    <style:style style:name="P96" style:family="paragraph" style:parent-style-name="Standard" style:list-style-name="L10">
      <style:paragraph-properties fo:orphans="0" fo:widows="0" fo:hyphenation-ladder-count="no-limit"/>
      <style:text-properties officeooo:rsid="00224981" officeooo:paragraph-rsid="00224981" fo:hyphenate="false" fo:hyphenation-remain-char-count="2" fo:hyphenation-push-char-count="2"/>
    </style:style>
    <style:style style:name="P97" style:family="paragraph" style:parent-style-name="Standard" style:list-style-name="L11">
      <style:paragraph-properties fo:orphans="0" fo:widows="0" fo:hyphenation-ladder-count="no-limit"/>
      <style:text-properties fo:font-style="normal" officeooo:rsid="002b2cef" officeooo:paragraph-rsid="002b2cef" fo:background-color="#ffff00" style:font-style-asian="normal" style:font-style-complex="normal" fo:hyphenate="false" fo:hyphenation-remain-char-count="2" fo:hyphenation-push-char-count="2"/>
    </style:style>
    <style:style style:name="P98" style:family="paragraph" style:parent-style-name="Standard" style:list-style-name="L11">
      <style:paragraph-properties fo:orphans="0" fo:widows="0" fo:hyphenation-ladder-count="no-limit"/>
      <style:text-properties fo:font-style="normal" officeooo:rsid="003672f5" officeooo:paragraph-rsid="003672f5" fo:background-color="#ffff00" style:font-style-asian="normal" style:font-style-complex="normal" fo:hyphenate="false" fo:hyphenation-remain-char-count="2" fo:hyphenation-push-char-count="2"/>
    </style:style>
    <style:style style:name="P99" style:family="paragraph" style:parent-style-name="Standard" style:list-style-name="L11">
      <style:paragraph-properties fo:orphans="0" fo:widows="0" fo:hyphenation-ladder-count="no-limit"/>
      <style:text-properties fo:font-style="normal" officeooo:rsid="002b2cef" officeooo:paragraph-rsid="002b2cef" style:font-style-asian="normal" style:font-style-complex="normal" fo:hyphenate="false" fo:hyphenation-remain-char-count="2" fo:hyphenation-push-char-count="2"/>
    </style:style>
    <style:style style:name="P100" style:family="paragraph" style:parent-style-name="Standard" style:list-style-name="L11">
      <style:paragraph-properties fo:orphans="0" fo:widows="0" fo:hyphenation-ladder-count="no-limit"/>
      <style:text-properties fo:font-style="normal" officeooo:rsid="002d17d6" officeooo:paragraph-rsid="002d17d6" style:font-style-asian="normal" style:font-style-complex="normal" fo:hyphenate="false" fo:hyphenation-remain-char-count="2" fo:hyphenation-push-char-count="2"/>
    </style:style>
    <style:style style:name="P101" style:family="paragraph" style:parent-style-name="Standard" style:list-style-name="L11">
      <style:paragraph-properties fo:orphans="0" fo:widows="0" fo:hyphenation-ladder-count="no-limit"/>
      <style:text-properties fo:font-style="normal" officeooo:rsid="0035ee11" officeooo:paragraph-rsid="0035ee11" style:font-style-asian="normal" style:font-style-complex="normal" fo:hyphenate="false" fo:hyphenation-remain-char-count="2" fo:hyphenation-push-char-count="2"/>
    </style:style>
    <style:style style:name="P102" style:family="paragraph" style:parent-style-name="Standard" style:list-style-name="L11">
      <style:paragraph-properties fo:orphans="0" fo:widows="0" fo:hyphenation-ladder-count="no-limit"/>
      <style:text-properties fo:font-style="normal" officeooo:rsid="003e45ab" officeooo:paragraph-rsid="003e45ab" style:font-style-asian="normal" style:font-style-complex="normal" fo:hyphenate="false" fo:hyphenation-remain-char-count="2" fo:hyphenation-push-char-count="2"/>
    </style:style>
    <style:style style:name="P103" style:family="paragraph" style:parent-style-name="Standard" style:list-style-name="L12">
      <style:paragraph-properties fo:orphans="0" fo:widows="0" fo:hyphenation-ladder-count="no-limit"/>
      <style:text-properties fo:font-style="normal" officeooo:rsid="0040f504" officeooo:paragraph-rsid="0040f504" style:font-style-asian="normal" style:font-style-complex="normal" fo:hyphenate="false" fo:hyphenation-remain-char-count="2" fo:hyphenation-push-char-count="2"/>
    </style:style>
    <style:style style:name="P104" style:family="paragraph" style:parent-style-name="Standard" style:list-style-name="L12">
      <style:paragraph-properties fo:orphans="0" fo:widows="0" fo:hyphenation-ladder-count="no-limit"/>
      <style:text-properties fo:font-style="normal" officeooo:rsid="0041e0d3" officeooo:paragraph-rsid="0041e0d3" style:font-style-asian="normal" style:font-style-complex="normal" fo:hyphenate="false" fo:hyphenation-remain-char-count="2" fo:hyphenation-push-char-count="2"/>
    </style:style>
    <style:style style:name="P105" style:family="paragraph" style:parent-style-name="Standard" style:list-style-name="L12">
      <style:paragraph-properties fo:orphans="0" fo:widows="0" fo:hyphenation-ladder-count="no-limit"/>
      <style:text-properties fo:font-style="normal" officeooo:rsid="0024fb6d" officeooo:paragraph-rsid="0024fb6d" style:font-style-asian="normal" style:font-style-complex="normal" fo:hyphenate="false" fo:hyphenation-remain-char-count="2" fo:hyphenation-push-char-count="2"/>
    </style:style>
    <style:style style:name="P106" style:family="paragraph" style:parent-style-name="Standard" style:list-style-name="L11">
      <style:paragraph-properties fo:orphans="0" fo:widows="0" fo:hyphenation-ladder-count="no-limit"/>
      <style:text-properties fo:font-style="normal" officeooo:rsid="003e45ab" officeooo:paragraph-rsid="003e45ab" fo:background-color="#ffffff" style:font-style-asian="normal" style:font-style-complex="normal" fo:hyphenate="false" fo:hyphenation-remain-char-count="2" fo:hyphenation-push-char-count="2"/>
    </style:style>
    <style:style style:name="P107" style:family="paragraph" style:parent-style-name="Standard" style:list-style-name="L12">
      <style:paragraph-properties fo:orphans="0" fo:widows="0" fo:hyphenation-ladder-count="no-limit"/>
      <style:text-properties fo:font-style="normal" officeooo:rsid="003edd83" officeooo:paragraph-rsid="003edd83" fo:background-color="#ff6600" style:font-style-asian="normal" style:font-style-complex="normal" fo:hyphenate="false" fo:hyphenation-remain-char-count="2" fo:hyphenation-push-char-count="2"/>
    </style:style>
    <style:style style:name="P108" style:family="paragraph" style:parent-style-name="Standard" style:list-style-name="L11">
      <style:paragraph-properties fo:orphans="0" fo:widows="0" fo:hyphenation-ladder-count="no-limit"/>
      <style:text-properties style:use-window-font-color="true" fo:font-style="normal" officeooo:rsid="002d17d6" officeooo:paragraph-rsid="002d17d6" fo:background-color="#ffffff" style:font-style-asian="normal" style:font-style-complex="normal" fo:hyphenate="false" fo:hyphenation-remain-char-count="2" fo:hyphenation-push-char-count="2"/>
    </style:style>
    <style:style style:name="P109" style:family="paragraph" style:parent-style-name="Standard" style:list-style-name="L11">
      <style:paragraph-properties fo:orphans="0" fo:widows="0" fo:hyphenation-ladder-count="no-limit"/>
      <style:text-properties style:use-window-font-color="true" fo:font-style="normal" officeooo:rsid="002e3f7a" officeooo:paragraph-rsid="002e3f7a" fo:background-color="#ffffff" style:font-style-asian="normal" style:font-style-complex="normal" fo:hyphenate="false" fo:hyphenation-remain-char-count="2" fo:hyphenation-push-char-count="2"/>
    </style:style>
    <style:style style:name="P110" style:family="paragraph" style:parent-style-name="Standard" style:list-style-name="L11">
      <style:paragraph-properties fo:orphans="0" fo:widows="0" fo:hyphenation-ladder-count="no-limit"/>
      <style:text-properties style:use-window-font-color="true" fo:font-style="normal" officeooo:rsid="00303bbd" officeooo:paragraph-rsid="00303bbd" fo:background-color="#ffffff" style:font-style-asian="normal" style:font-style-complex="normal" fo:hyphenate="false" fo:hyphenation-remain-char-count="2" fo:hyphenation-push-char-count="2"/>
    </style:style>
    <style:style style:name="P111" style:family="paragraph" style:parent-style-name="Standard" style:list-style-name="L11">
      <style:paragraph-properties fo:orphans="0" fo:widows="0" fo:hyphenation-ladder-count="no-limit"/>
      <style:text-properties style:use-window-font-color="true" fo:font-style="normal" officeooo:rsid="0030de2f" officeooo:paragraph-rsid="0030de2f" fo:background-color="#ffffff" style:font-style-asian="normal" style:font-style-complex="normal" fo:hyphenate="false" fo:hyphenation-remain-char-count="2" fo:hyphenation-push-char-count="2"/>
    </style:style>
    <style:style style:name="P112" style:family="paragraph" style:parent-style-name="Standard" style:list-style-name="L11">
      <style:paragraph-properties fo:orphans="0" fo:widows="0" fo:hyphenation-ladder-count="no-limit"/>
      <style:text-properties style:use-window-font-color="true" fo:font-style="normal" officeooo:rsid="00317a8b" officeooo:paragraph-rsid="00317a8b" fo:background-color="#ffffff" style:font-style-asian="normal" style:font-style-complex="normal" fo:hyphenate="false" fo:hyphenation-remain-char-count="2" fo:hyphenation-push-char-count="2"/>
    </style:style>
    <style:style style:name="P113" style:family="paragraph" style:parent-style-name="Standard" style:list-style-name="L11">
      <style:paragraph-properties fo:orphans="0" fo:widows="0" fo:hyphenation-ladder-count="no-limit"/>
      <style:text-properties style:use-window-font-color="true" fo:font-style="normal" officeooo:rsid="00317a8b" officeooo:paragraph-rsid="0036000c" fo:background-color="#ffffff" style:font-style-asian="normal" style:font-style-complex="normal" fo:hyphenate="false" fo:hyphenation-remain-char-count="2" fo:hyphenation-push-char-count="2"/>
    </style:style>
    <style:style style:name="P114" style:family="paragraph" style:parent-style-name="Standard" style:list-style-name="L11">
      <style:paragraph-properties fo:orphans="0" fo:widows="0" fo:hyphenation-ladder-count="no-limit"/>
      <style:text-properties style:use-window-font-color="true" fo:font-style="normal" officeooo:rsid="0032a720" officeooo:paragraph-rsid="0032a720" fo:background-color="#ffffff" style:font-style-asian="normal" style:font-style-complex="normal" fo:hyphenate="false" fo:hyphenation-remain-char-count="2" fo:hyphenation-push-char-count="2"/>
    </style:style>
    <style:style style:name="P115" style:family="paragraph" style:parent-style-name="Standard" style:list-style-name="L11">
      <style:paragraph-properties fo:orphans="0" fo:widows="0" fo:hyphenation-ladder-count="no-limit"/>
      <style:text-properties style:use-window-font-color="true" fo:font-style="normal" officeooo:rsid="0033b191" officeooo:paragraph-rsid="0033b191" fo:background-color="#ffffff" style:font-style-asian="normal" style:font-style-complex="normal" fo:hyphenate="false" fo:hyphenation-remain-char-count="2" fo:hyphenation-push-char-count="2"/>
    </style:style>
    <style:style style:name="P116" style:family="paragraph" style:parent-style-name="Standard" style:list-style-name="L11">
      <style:paragraph-properties fo:orphans="0" fo:widows="0" fo:hyphenation-ladder-count="no-limit"/>
      <style:text-properties style:use-window-font-color="true" fo:font-style="normal" officeooo:rsid="0035126b" officeooo:paragraph-rsid="0035126b" fo:background-color="#ffffff" style:font-style-asian="normal" style:font-style-complex="normal" fo:hyphenate="false" fo:hyphenation-remain-char-count="2" fo:hyphenation-push-char-count="2"/>
    </style:style>
    <style:style style:name="P117" style:family="paragraph" style:parent-style-name="Standard" style:list-style-name="L11">
      <style:paragraph-properties fo:orphans="0" fo:widows="0" fo:hyphenation-ladder-count="no-limit"/>
      <style:text-properties style:use-window-font-color="true" fo:font-style="normal" officeooo:rsid="002e3f7a" officeooo:paragraph-rsid="002e3f7a" fo:background-color="#ffff00" style:font-style-asian="normal" style:font-style-complex="normal" fo:hyphenate="false" fo:hyphenation-remain-char-count="2" fo:hyphenation-push-char-count="2"/>
    </style:style>
    <style:style style:name="P118" style:family="paragraph" style:parent-style-name="Standard" style:list-style-name="L11">
      <style:paragraph-properties fo:orphans="0" fo:widows="0" fo:hyphenation-ladder-count="no-limit"/>
      <style:text-properties style:use-window-font-color="true" fo:font-style="normal" officeooo:rsid="00317a8b" officeooo:paragraph-rsid="00317a8b" fo:background-color="#ffff00" style:font-style-asian="normal" style:font-style-complex="normal" fo:hyphenate="false" fo:hyphenation-remain-char-count="2" fo:hyphenation-push-char-count="2"/>
    </style:style>
    <style:style style:name="P119" style:family="paragraph" style:parent-style-name="Standard" style:list-style-name="L11">
      <style:paragraph-properties fo:orphans="0" fo:widows="0" fo:hyphenation-ladder-count="no-limit"/>
      <style:text-properties style:text-line-through-style="solid" style:text-line-through-type="single" fo:font-style="normal" officeooo:rsid="003e45ab" officeooo:paragraph-rsid="003e45ab" style:font-style-asian="normal" style:font-style-complex="normal" fo:hyphenate="false" fo:hyphenation-remain-char-count="2" fo:hyphenation-push-char-count="2"/>
    </style:style>
    <style:style style:name="P120" style:family="paragraph" style:parent-style-name="Standard" style:list-style-name="L11">
      <style:paragraph-properties fo:orphans="0" fo:widows="0" fo:hyphenation-ladder-count="no-limit"/>
      <style:text-properties fo:color="#336600" fo:font-size="20pt" fo:font-style="normal" fo:font-weight="bold" officeooo:rsid="002e3f7a" officeooo:paragraph-rsid="002e3f7a" fo:background-color="#ffff00" style:font-size-asian="20pt" style:font-style-asian="normal" style:font-weight-asian="bold" style:font-size-complex="20pt" style:font-style-complex="normal" style:font-weight-complex="bold" fo:hyphenate="false" fo:hyphenation-remain-char-count="2" fo:hyphenation-push-char-count="2"/>
    </style:style>
    <style:style style:name="P121" style:family="paragraph" style:parent-style-name="Standard" style:list-style-name="L1">
      <style:paragraph-properties fo:orphans="0" fo:widows="0" fo:hyphenation-ladder-count="no-limit"/>
      <style:text-properties officeooo:rsid="004e72a7" officeooo:paragraph-rsid="004e72a7" fo:hyphenate="false" fo:hyphenation-remain-char-count="2" fo:hyphenation-push-char-count="2"/>
    </style:style>
    <style:style style:name="T1" style:family="text">
      <style:text-properties officeooo:rsid="000a232d"/>
    </style:style>
    <style:style style:name="T2" style:family="text">
      <style:text-properties officeooo:rsid="000b5dfc"/>
    </style:style>
    <style:style style:name="T3" style:family="text">
      <style:text-properties officeooo:rsid="000f32bb"/>
    </style:style>
    <style:style style:name="T4" style:family="text">
      <style:text-properties officeooo:rsid="000faeeb"/>
    </style:style>
    <style:style style:name="T5" style:family="text">
      <style:text-properties officeooo:rsid="0015a558"/>
    </style:style>
    <style:style style:name="T6" style:family="text">
      <style:text-properties officeooo:rsid="0015ee0a"/>
    </style:style>
    <style:style style:name="T7" style:family="text">
      <style:text-properties officeooo:rsid="00180218"/>
    </style:style>
    <style:style style:name="T8" style:family="text">
      <style:text-properties officeooo:rsid="0020a288"/>
    </style:style>
    <style:style style:name="T9" style:family="text">
      <style:text-properties fo:color="#800000"/>
    </style:style>
    <style:style style:name="T10" style:family="text">
      <style:text-properties fo:color="#800000" officeooo:rsid="0023c38d"/>
    </style:style>
    <style:style style:name="T11" style:family="text">
      <style:text-properties fo:color="#800000" officeooo:rsid="0026656f"/>
    </style:style>
    <style:style style:name="T12" style:family="text">
      <style:text-properties fo:color="#800000" officeooo:rsid="00294c8c"/>
    </style:style>
    <style:style style:name="T13" style:family="text">
      <style:text-properties fo:color="#800000" officeooo:rsid="003ca89e"/>
    </style:style>
    <style:style style:name="T14" style:family="text">
      <style:text-properties fo:color="#800000" officeooo:rsid="004667d2"/>
    </style:style>
    <style:style style:name="T15" style:family="text">
      <style:text-properties fo:font-style="italic" style:font-style-asian="italic" style:font-style-complex="italic"/>
    </style:style>
    <style:style style:name="T16" style:family="text">
      <style:text-properties officeooo:rsid="00277c70"/>
    </style:style>
    <style:style style:name="T17" style:family="text">
      <style:text-properties officeooo:rsid="00317a8b"/>
    </style:style>
    <style:style style:name="T18" style:family="text">
      <style:text-properties fo:background-color="#ffff00" loext:char-shading-value="0"/>
    </style:style>
    <style:style style:name="T19" style:family="text">
      <style:text-properties officeooo:rsid="0036000c" fo:background-color="#ffff00" loext:char-shading-value="0"/>
    </style:style>
    <style:style style:name="T20" style:family="text">
      <style:text-properties officeooo:rsid="00384d1f"/>
    </style:style>
    <style:style style:name="T21" style:family="text">
      <style:text-properties officeooo:rsid="0038ce1a"/>
    </style:style>
    <style:style style:name="T22" style:family="text">
      <style:text-properties officeooo:rsid="0043b0c5"/>
    </style:style>
    <style:style style:name="T23" style:family="text">
      <style:text-properties officeooo:rsid="004753c3"/>
    </style:style>
    <style:style style:name="T24" style:family="text">
      <style:text-properties officeooo:rsid="004966b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oal Statement</text:p>
      <text:p text:style-name="P1">*when something happens*, *your protagonist* *pursues a goal*, but will she succeed when *antagonist provides opposition*?</text:p>
      <text:p text:style-name="P1"/>
      <text:p text:style-name="P5">Goal Synopsis</text:p>
      <text:p text:style-name="P2">A soldier defeats an army of vampires only to die and rise a vampire herself, Susan will fight to reclaim her human life and win back her true love, but will she succeed when <text:span text:style-name="T1">her</text:span> allies are now her <text:span text:style-name="T1">food and</text:span> her enemy is becoming her family pushing her deeper into darkness?</text:p>
      <text:p text:style-name="P1"/>
      <text:p text:style-name="P5">Goal Expounded</text:p>
      <text:p text:style-name="P3">A repentant mother, a courageous soldier, and a hero makes a fatal mistake when saving her daughters life. She sacrifices her own life to defeat a monstrous vampire army only to rise again as a vampire herself. Susan is determined to rebuild her life and win back her true love, and <text:span text:style-name="T3">as a soldier </text:span>commits <text:span text:style-name="T2">her </text:span>spirit and <text:span text:style-name="T3">her incorruptable soul </text:span>to get it done but will she succeed when <text:span text:style-name="T1">her</text:span> allies are now her <text:span text:style-name="T1">food and</text:span> her enemy is becoming her family pushing her deeper into darkness?</text:p>
      <text:p text:style-name="P1"/>
      <text:p text:style-name="P1"/>
      <text:p text:style-name="P1"/>
      <text:p text:style-name="P6">Major Revisions to be done</text:p>
      <text:list xml:id="list8686165574986813429" text:style-name="L1">
        <text:list-item>
          <text:p text:style-name="P17">Overhall vampire theories esp in daemon rise.</text:p>
        </text:list-item>
        <text:list-item>
          <text:p text:style-name="P18">Noone can be exactly sure what happened in chichen itza, revise.</text:p>
        </text:list-item>
        <text:list-item>
          <text:p text:style-name="P19">Susan learns standard and black magic plus ancient. <text:span text:style-name="T8">Starts in daemons rise.</text:span> Revise.</text:p>
        </text:list-item>
        <text:list-item>
          <text:p text:style-name="P20">Remove companion referrence from major league (phil).</text:p>
        </text:list-item>
        <text:list-item>
          <text:p text:style-name="P21">Correct timeline per dresden code throughout work. Pre ghost-story.</text:p>
        </text:list-item>
        <text:list-item>
          <text:p text:style-name="P22">Remove regions/groups referrences, stick with scourge and such.</text:p>
        </text:list-item>
        <text:list-item>
          <text:p text:style-name="P23">Susan rose on the fifth day</text:p>
        </text:list-item>
        <text:list-item>
          <text:p text:style-name="P121">replace “claw” with “talon”.</text:p>
          <text:p text:style-name="P24"/>
        </text:list-item>
      </text:list>
      <text:p text:style-name="P13">Rework to conform to structure, stimuli/reaction scene/sequel.</text:p>
      <text:p text:style-name="P4"/>
      <text:p text:style-name="P4"/>
      <text:p text:style-name="P7"><text:span text:style-name="T4">E</text:span>xodus</text:p>
      <text:p text:style-name="P1"/>
      <text:p text:style-name="P9">1 starting fresh</text:p>
      <text:p text:style-name="P9"/>
      <text:list xml:id="list1667639958276269616" text:style-name="L2">
        <text:list-item>
          <text:p text:style-name="P25">recall of last moments</text:p>
          <text:list>
            <text:list-item>
              <text:p text:style-name="P35">recall euforic mania of first kill</text:p>
            </text:list-item>
          </text:list>
        </text:list-item>
        <text:list-item>
          <text:p text:style-name="P35">escape from the altar <text:span text:style-name="T24">(naked)</text:span></text:p>
        </text:list-item>
        <text:list-item>
          <text:p text:style-name="P35">uncontrollable bloodlust driven to village.</text:p>
        </text:list-item>
        <text:list-item>
          <text:p text:style-name="P35">stealthily making kills, thrill of the hunt, manic high of the kill</text:p>
        </text:list-item>
        <text:list-item>
          <text:p text:style-name="P36">intensity of pleasure not as intense as first kill, chasing the dragon, needing the kill.</text:p>
        </text:list-item>
        <text:list-item>
          <text:p text:style-name="P39">scene: villagers with holy items, water, incendiary shotguns</text:p>
          <text:list>
            <text:list-item>
              <text:list>
                <text:list-item>
                  <text:p text:style-name="P40">more kills, hit with gun and regen, more kills. agrees to attempt suicide but regen.</text:p>
                </text:list-item>
              </text:list>
            </text:list-item>
          </text:list>
        </text:list-item>
        <text:list-item>
          <text:p text:style-name="P35">hides behind dumpster, horrified at self. still hungry.</text:p>
        </text:list-item>
        <text:list-item>
          <text:p text:style-name="P35">makes kill of prostitute, gives dignity bouquet of plastic flowers.</text:p>
        </text:list-item>
        <text:list-item>
          <text:p text:style-name="P35">little girl, prison</text:p>
        </text:list-item>
        <text:list-item>
          <text:p text:style-name="P36">kills a row, hides in isolation chamber</text:p>
        </text:list-item>
        <text:list-item>
          <text:p text:style-name="P39">scene: battle in the yard, guards would discard life of brother Susan leaps on him to save him.</text:p>
        </text:list-item>
        <text:list-item>
          <text:p text:style-name="P35"><text:soft-page-break/>Susan is set free by her word never to return</text:p>
        </text:list-item>
        <text:list-item>
          <text:p text:style-name="P35">destitute of village follow, <text:span text:style-name="T5">they </text:span>gather supplies in village with Susans help</text:p>
        </text:list-item>
        <text:list-item>
          <text:p text:style-name="P35">travelling south to a friendly town in costa rica</text:p>
        </text:list-item>
        <text:list-item>
          <text:p text:style-name="P35">susan shows signs of going feral</text:p>
        </text:list-item>
        <text:list-item>
          <text:p text:style-name="P43">In wilderness <text:span text:style-name="T22">sees </text:span>group women men children dead by own hand result of withdrawal</text:p>
        </text:list-item>
        <text:list-item>
          <text:p text:style-name="P46">Scene: Combatting Marauding Mercs</text:p>
        </text:list-item>
        <text:list-item>
          <text:p text:style-name="P44">susan isnt feeding feral is healing</text:p>
        </text:list-item>
        <text:list-item>
          <text:p text:style-name="P45">Heart to heart with Jill. <text:s/>Doubts about her humanity. No vampire ever showed anything but narcissism but she showed Jen the greatest of care in death. There is humanity in there somewhere. No red would have ever done that.</text:p>
        </text:list-item>
        <text:list-item>
          <text:p text:style-name="P46">Scene: Highwaymen</text:p>
        </text:list-item>
        <text:list-item>
          <text:p text:style-name="P48">feral gone, hunger slowly returning, confided in Jill. She turns with a smile raising both eyebrows to her fellows. Thought I didnt notice.</text:p>
        </text:list-item>
        <text:list-item>
          <text:p text:style-name="P41"><text:span text:style-name="T22">Scene: </text:span>susan is seduced by the destitute and enthrall them. They say if they give themselves to her to be their master and her food she will care for them like their old masters did before her. It's all they know.</text:p>
        </text:list-item>
        <text:list-item>
          <text:p text:style-name="P35"><text:span text:style-name="T5">Susan is </text:span>using thralls for sustenance for the first time. milder hyperthymic (happy) response.</text:p>
        </text:list-item>
        <text:list-item>
          <text:p text:style-name="P35">drug abusers and alcoholics find peace, mentally ill finds balance. all find deep need. one addiction for another.</text:p>
        </text:list-item>
        <text:list-item>
          <text:p text:style-name="P36">stories of thralls, intimacy with tina reassures susan</text:p>
        </text:list-item>
        <text:list-item>
          <text:p text:style-name="P39">scene: black court thrall battles and kills thralls but tina run to tree</text:p>
        </text:list-item>
        <text:list-item>
          <text:p text:style-name="P36">dialog of black court elder soul is a soul is a …</text:p>
        </text:list-item>
        <text:list-item>
          <text:p text:style-name="P39">scene: susan and tina try to run but are left for dead.</text:p>
        </text:list-item>
      </text:list>
      <text:list xml:id="list4104467932256439850" text:style-name="L3">
        <text:list-item>
          <text:p text:style-name="P37">susan screams for thralls, fang and claw off heads and burn on pyre. fires a cigarette.</text:p>
        </text:list-item>
        <text:list-item>
          <text:p text:style-name="P37">rests under a tree, hand falls from tarp blistered not destroyed and hunger reduced. has been since backing from feral.</text:p>
        </text:list-item>
        <text:list-item>
          <text:p text:style-name="P37">so all souls equal. youth and innocence of new vampire souls ensure their feeding and corruption.</text:p>
        </text:list-item>
        <text:list-item>
          <text:p text:style-name="P49">Scene: encounter members of the fellowship. Accepted as a righteous displaced fellowship soldier and joins the team. </text:p>
          <text:list>
            <text:list-item>
              <text:p text:style-name="P51">Learns of the state of central/south america almost a month into the red genocide. Postapocolyptic. <text:span text:style-name="T21">Many sides fighting for recruits and supplies. Paranormal struggle to claim power.</text:span></text:p>
            </text:list-item>
          </text:list>
        </text:list-item>
        <text:list-item>
          <text:p text:style-name="P50"><text:span text:style-name="T21">Scene: </text:span>Susan advises her infection is worse, begs for travel by night.</text:p>
        </text:list-item>
        <text:list-item>
          <text:p text:style-name="P38">travelling by night again, south to the village. Day by day kills turn non-lethal, and starts to travel by day. now 30 days in.</text:p>
        </text:list-item>
        <text:list-item>
          <text:p text:style-name="P72">scene: confrontation with a rogue fellowship platoon, susan shows extraordinary powers</text:p>
          <text:list>
            <text:list-item>
              <text:p text:style-name="P72">after battle she and the team talk to understand what it means for them.</text:p>
            </text:list-item>
          </text:list>
        </text:list-item>
        <text:list-item>
          <text:p text:style-name="P52">Over the next couple weeks pass the sounds of battle, bodies, dead vampires and other supernatural entities. Men women and children, villages burnt to the ground.</text:p>
        </text:list-item>
        <text:list-item>
          <text:p text:style-name="P73">Scene: black court children want to play outside a village.</text:p>
        </text:list-item>
        <text:list-item>
          <text:p text:style-name="P37"><text:span text:style-name="T20">After the battle goes </text:span>temporar<text:span text:style-name="T20">ily</text:span> insan<text:span text:style-name="T20">e.</text:span></text:p>
        </text:list-item>
        <text:list-item>
          <text:p text:style-name="P26">stumbles into village at high noon, bloody and insane. taken into the care of her beloved village where she is a war hero.</text:p>
        </text:list-item>
        <text:list-item>
          <text:p text:style-name="P78">...skip…</text:p>
        </text:list-item>
        <text:list-item>
          <text:p text:style-name="P53">settles into the tower encampment of some remaining fellowship</text:p>
        </text:list-item>
        <text:list-item>
          <text:p text:style-name="P53"><text:soft-page-break/>travels afield to hunt, trying hard to break the cycle now.</text:p>
        </text:list-item>
        <text:list-item>
          <text:p text:style-name="P47">medical camp near village, many doctors. one firey women doctor is burning out, the patients are dying without their vampire overlords. tried everything all is futile. would give her life for a chance to save these people. susan turns her.</text:p>
        </text:list-item>
      </text:list>
      <text:p text:style-name="P1"/>
      <text:p text:style-name="P9">2 not so friendly</text:p>
      <text:p text:style-name="P1"/>
      <text:list xml:id="list8781710416821798061" text:style-name="L4">
        <text:list-item>
          <text:p text:style-name="P83">arrival of preacher, susan fellowship soldier vampire like activity</text:p>
        </text:list-item>
        <text:list-item>
          <text:p text:style-name="P79">relentless journalist</text:p>
        </text:list-item>
        <text:list-item>
          <text:p text:style-name="P27">gather info</text:p>
        </text:list-item>
        <text:list-item>
          <text:p text:style-name="P27">2 weeks research</text:p>
        </text:list-item>
        <text:list-item>
          <text:p text:style-name="P84">scene: blacks from killing of the thralls arrive. susan takes up arms and joins defence of villagers.</text:p>
          <text:list>
            <text:list-item>
              <text:p text:style-name="P84">susan is pitting against elder alone, as she experienced soldier. she shows superior strength,speed.</text:p>
            </text:list-item>
            <text:list-item>
              <text:p text:style-name="P84">elder comments on susan from thralls scene, villagers overhear comments, frightens villagers</text:p>
            </text:list-item>
            <text:list-item>
              <text:p text:style-name="P84">susan dismisses as attempt to incite internal strife, villagers quite unsure.</text:p>
            </text:list-item>
            <text:list-item>
              <text:p text:style-name="P84">jose backs susan being benign, helps but doesn't dismiss villagers concerns.</text:p>
            </text:list-item>
          </text:list>
        </text:list-item>
        <text:list-item>
          <text:p text:style-name="P27">exploration of village</text:p>
        </text:list-item>
        <text:list-item>
          <text:p text:style-name="P27">interviews</text:p>
        </text:list-item>
        <text:list-item>
          <text:p text:style-name="P27">gathered books and alchemy resources</text:p>
        </text:list-item>
        <text:list-item>
          <text:p text:style-name="P85">sees shaman outside village, follows</text:p>
        </text:list-item>
        <text:list-item>
          <text:p text:style-name="P85">finds coven in ritual on bluff over a valley. black magic/necromantic ritual.</text:p>
        </text:list-item>
        <text:list-item>
          <text:p text:style-name="P85">young girl on makeshift altar preparing for sacrifice; susan flashbacks</text:p>
        </text:list-item>
        <text:list-item>
          <text:p text:style-name="P84">scene: susan rushes in to save girl, necromantic/psychomantic battle</text:p>
          <text:list>
            <text:list-item>
              <text:p text:style-name="P84">saves girl, shaman escapes.</text:p>
            </text:list-item>
          </text:list>
        </text:list-item>
        <text:list-item>
          <text:p text:style-name="P27">vision at chichen itza</text:p>
        </text:list-item>
        <text:list-item>
          <text:p text:style-name="P27">philip internet</text:p>
        </text:list-item>
        <text:list-item>
          <text:p text:style-name="P27">revelation of etheric sustenance through normal foods</text:p>
          <text:list>
            <text:list-item>
              <text:p text:style-name="P54">commits to start becoming vegetarian (refrain from bloodmeals).</text:p>
            </text:list-item>
          </text:list>
        </text:list-item>
        <text:list-item>
          <text:p text:style-name="P27">have plan to find shaman and defeat revenant</text:p>
        </text:list-item>
        <text:list-item>
          <text:p text:style-name="P85">on return late at night walking near tavern, fearful drunk villagers confront susan</text:p>
        </text:list-item>
        <text:list-item>
          <text:p text:style-name="P84">scene: susan tries to hold herself back and hold a fairly normal melee with villagers.</text:p>
          <text:list>
            <text:list-item>
              <text:p text:style-name="P84">she is struggling with hunger during melee, with it stirring need in her.</text:p>
            </text:list-item>
            <text:list-item>
              <text:p text:style-name="P84">some very close calls, takes her beating until other villagers intervene. regen is stalled from lack of feeding.</text:p>
            </text:list-item>
          </text:list>
        </text:list-item>
      </text:list>
      <text:list xml:id="list8941379052373112318" text:style-name="L5">
        <text:list-item>
          <text:p text:style-name="P86">villager Concerns almost extinguished.</text:p>
        </text:list-item>
        <text:list-item>
          <text:p text:style-name="P86">her boys take her home and feed her</text:p>
        </text:list-item>
      </text:list>
      <text:p text:style-name="P1"/>
      <text:p text:style-name="P9">3 etheric revenant</text:p>
      <text:p text:style-name="P1"/>
      <text:list xml:id="list157794764689641605" text:style-name="L6">
        <text:list-item>
          <text:p text:style-name="P28">long trip to williams town, review etheric foods.</text:p>
        </text:list-item>
        <text:list-item>
          <text:p text:style-name="P28">ask more of shaman</text:p>
        </text:list-item>
        <text:list-item>
          <text:p text:style-name="P28">boys head back</text:p>
        </text:list-item>
        <text:list-item>
          <text:p text:style-name="P28">makes observation nest.</text:p>
        </text:list-item>
        <text:list-item>
          <text:p text:style-name="P80"><text:soft-page-break/>red king vision</text:p>
        </text:list-item>
        <text:list-item>
          <text:p text:style-name="P74">scene: confrontation of shaman</text:p>
          <text:list>
            <text:list-item>
              <text:p text:style-name="P87">Needs massive expansion</text:p>
            </text:list-item>
          </text:list>
        </text:list-item>
        <text:list-item>
          <text:p text:style-name="P28">selling of story for large profit</text:p>
        </text:list-item>
        <text:list-item>
          <text:p text:style-name="P28">rebuilt basilica</text:p>
        </text:list-item>
        <text:list-item>
          <text:p text:style-name="P28">looking forward to BBQ with daemons.</text:p>
        </text:list-item>
      </text:list>
      <text:p text:style-name="P1"/>
      <text:p text:style-name="P1"/>
      <text:p text:style-name="P9">4 daemons rise</text:p>
      <text:list xml:id="list8781157277720005510" text:style-name="L7">
        <text:list-header>
          <text:p text:style-name="P29"/>
        </text:list-header>
        <text:list-item>
          <text:p text:style-name="P29">met with daemons</text:p>
        </text:list-item>
        <text:list-item>
          <text:p text:style-name="P81">Hunger is gone</text:p>
        </text:list-item>
        <text:list-item>
          <text:p text:style-name="P29">ancient magick</text:p>
          <text:list>
            <text:list-item>
              <text:p text:style-name="P55">And add normal, black magic also, innate, safe to electronics</text:p>
            </text:list-item>
          </text:list>
        </text:list-item>
        <text:list-item>
          <text:p text:style-name="P29">about red court and revenant</text:p>
        </text:list-item>
        <text:list-item>
          <text:p text:style-name="P29">discover true form and how to change mask</text:p>
          <text:list>
            <text:list-item>
              <text:p text:style-name="P56">true form lies behind some red court features. They peel away. Such as claws.</text:p>
            </text:list-item>
          </text:list>
        </text:list-item>
        <text:list-item>
          <text:p text:style-name="P29">beginning magickal study, learned balancing circle,dream workings...maggie.</text:p>
        </text:list-item>
        <text:list-item>
          <text:p text:style-name="P29">battle training</text:p>
        </text:list-item>
        <text:list-item>
          <text:p text:style-name="P29">test epic powers</text:p>
        </text:list-item>
        <text:list-item>
          <text:p text:style-name="P29">learned to fly</text:p>
        </text:list-item>
        <text:list-item>
          <text:p text:style-name="P29">call back from father forthill <text:span text:style-name="T10">(Create more paranoia in father)</text:span></text:p>
        </text:list-item>
        <text:list-item>
          <text:p text:style-name="P29">got mortie the bear, went to maggie.</text:p>
        </text:list-item>
      </text:list>
      <text:p text:style-name="P1"/>
      <text:p text:style-name="P1"/>
      <text:p text:style-name="P9">5 corporate zombies</text:p>
      <text:p text:style-name="P9"/>
      <text:list xml:id="list4763020773938567105" text:style-name="L8">
        <text:list-item>
          <text:p text:style-name="P30">go to father gomez, carlos only</text:p>
        </text:list-item>
        <text:list-item>
          <text:p text:style-name="P30">at warehouse</text:p>
        </text:list-item>
        <text:list-item>
          <text:p text:style-name="P30">checked on microfiche</text:p>
        </text:list-item>
        <text:list-item>
          <text:p text:style-name="P30">monsantus found on pen at warehouse</text:p>
        </text:list-item>
        <text:list-item>
          <text:p text:style-name="P30">research monsantus on fathers computer</text:p>
        </text:list-item>
        <text:list-item>
          <text:p text:style-name="P30">first recon of facility</text:p>
        </text:list-item>
        <text:list-item>
          <text:p text:style-name="P30">carlos returns</text:p>
        </text:list-item>
        <text:list-item>
          <text:p text:style-name="P30">infiltration</text:p>
        </text:list-item>
        <text:list-item>
          <text:p text:style-name="P30">enter IT room get stuff</text:p>
        </text:list-item>
        <text:list-item>
          <text:p text:style-name="P30">plan hack job</text:p>
        </text:list-item>
        <text:list-item>
          <text:p text:style-name="P30">confession with father gomez</text:p>
        </text:list-item>
        <text:list-item>
          <text:p text:style-name="P30">met working girl got pistol</text:p>
        </text:list-item>
      </text:list>
      <text:p text:style-name="P1"/>
      <text:p text:style-name="P9">6 ooh rah</text:p>
      <text:p text:style-name="P1"/>
      <text:list xml:id="list5395291902482218460" text:style-name="L9">
        <text:list-item>
          <text:p text:style-name="P31">get gun supplies</text:p>
        </text:list-item>
        <text:list-item>
          <text:p text:style-name="P31">detailed hack<text:span text:style-name="T6">ing job</text:span></text:p>
        </text:list-item>
        <text:list-item>
          <text:p text:style-name="P88">scene: minor, marines arrive</text:p>
        </text:list-item>
        <text:list-item>
          <text:p text:style-name="P32"><text:soft-page-break/>shows father gomez her true form</text:p>
        </text:list-item>
        <text:list-item>
          <text:p text:style-name="P32">infiltrate warehouse</text:p>
        </text:list-item>
        <text:list-item>
          <text:p text:style-name="P88">scene: vs black court vampire hybrids</text:p>
        </text:list-item>
        <text:list-item>
          <text:p text:style-name="P32">gathering evidence</text:p>
        </text:list-item>
        <text:list-item>
          <text:p text:style-name="P88">scene: vengeful black court vampires</text:p>
          <text:list>
            <text:list-item>
              <text:p text:style-name="P89">using vampiric str. Not “epic” str.</text:p>
            </text:list-item>
            <text:list-item>
              <text:p text:style-name="P89">Ended up devouring souls. </text:p>
            </text:list-item>
            <text:list-item>
              <text:p text:style-name="P89">Seen as great mother and queen.</text:p>
            </text:list-item>
            <text:list-item>
              <text:p text:style-name="P42">In sympathy first bite of the heart.</text:p>
            </text:list-item>
            <text:list-item>
              <text:p text:style-name="P90">arranged graveyard rendevous.</text:p>
            </text:list-item>
          </text:list>
        </text:list-item>
        <text:list-item>
          <text:p text:style-name="P91">Concocted pen name. Drew up agreement for story.</text:p>
        </text:list-item>
        <text:list-item>
          <text:p text:style-name="P33">continue gathering digital evidence</text:p>
        </text:list-item>
        <text:list-item>
          <text:p text:style-name="P32">serman in the boneyard</text:p>
        </text:list-item>
        <text:list-item>
          <text:p text:style-name="P91">falling in love with vampires. <text:span text:style-name="T7">second bite of the heart.</text:span></text:p>
        </text:list-item>
        <text:list-item>
          <text:p text:style-name="P32">dances with wind</text:p>
        </text:list-item>
      </text:list>
      <text:p text:style-name="P1"/>
      <text:p text:style-name="P9">7 major league</text:p>
      <text:p text:style-name="P1"/>
      <text:list xml:id="list8687292129640862156" text:style-name="L10">
        <text:list-item>
          <text:p text:style-name="P34">proposals from papers</text:p>
        </text:list-item>
        <text:list-item>
          <text:p text:style-name="P92">speach to carlos on what journalists are.</text:p>
        </text:list-item>
        <text:list-item>
          <text:p text:style-name="P75"><text:span text:style-name="T16">Scene: </text:span>Lost her boys</text:p>
        </text:list-item>
        <text:list-item>
          <text:p text:style-name="P93">fly off to red hook <text:span text:style-name="T12">(make it realistic)</text:span></text:p>
        </text:list-item>
        <text:list-item>
          <text:p text:style-name="P93">meet phil</text:p>
        </text:list-item>
        <text:list-item>
          <text:p text:style-name="P93">arrange who has what floor.</text:p>
        </text:list-item>
        <text:list-item>
          <text:p text:style-name="P94">Finding grandmotherly taste in things</text:p>
        </text:list-item>
        <text:list-item>
          <text:p text:style-name="P94">blampires to clean space for a visit</text:p>
        </text:list-item>
        <text:list-item>
          <text:p text:style-name="P94">speech attendees were high elders.</text:p>
        </text:list-item>
        <text:list-item>
          <text:p text:style-name="P94">Park space on roof to exercise her humanity</text:p>
        </text:list-item>
        <text:list-item>
          <text:p text:style-name="P95">established in vegetarian diet.</text:p>
        </text:list-item>
        <text:list-item>
          <text:p text:style-name="P76">Scene: Attack on Maggie</text:p>
          <text:list>
            <text:list-item>
              <text:p text:style-name="P96">Susan leaps through the nevernever like a teleport.</text:p>
            </text:list-item>
            <text:list-item>
              <text:p text:style-name="P57">Susan needs to reflect on how she could pass portals like a sidhe.</text:p>
            </text:list-item>
          </text:list>
        </text:list-item>
        <text:list-item>
          <text:p text:style-name="P77"><text:span text:style-name="T11">Scene: </text:span><text:span text:style-name="T9">Correct father forthills reaction to susans sudden appearance. </text:span><text:span text:style-name="T10">Still paranoid and confrontational </text:span><text:span text:style-name="T13">adapt to harrys death.</text:span></text:p>
        </text:list-item>
        <text:list-item>
          <text:p text:style-name="P57"/>
        </text:list-item>
      </text:list>
      <text:p text:style-name="P12"/>
      <text:p text:style-name="P12"/>
      <text:p text:style-name="P9">8 sing sing</text:p>
      <text:list xml:id="list9124729802379210297" text:style-name="L11">
        <text:list-item>
          <text:p text:style-name="P97"><text:span text:style-name="T17">scene: </text:span>meets joachim</text:p>
        </text:list-item>
        <text:list-item>
          <text:p text:style-name="P99">concealed weapon permit</text:p>
        </text:list-item>
        <text:list-item>
          <text:p text:style-name="P99">gets a real office</text:p>
        </text:list-item>
        <text:list-item>
          <text:p text:style-name="P97"><text:span text:style-name="T17">scene: </text:span>building ranks in the empire</text:p>
        </text:list-item>
        <text:list-item>
          <text:p text:style-name="P100">phil teaches maggical theory of his own, psychomancy</text:p>
        </text:list-item>
        <text:list-item>
          <text:p text:style-name="P100">also necromancy including resurrection</text:p>
        </text:list-item>
        <text:list-item>
          <text:p text:style-name="P100">guy the black court mentor is helping</text:p>
        </text:list-item>
        <text:list-item>
          <text:p text:style-name="P100"><text:soft-page-break/>considers the thought of being a hybrid vampire</text:p>
        </text:list-item>
        <text:list-item>
          <text:p text:style-name="P100">seth the black court field marshall reports in.</text:p>
        </text:list-item>
        <text:list-item>
          <text:p text:style-name="P58">addendum to call mundane resources (mercs and arms) to assist remaining fellowship save prey wont recover.</text:p>
        </text:list-item>
        <text:list-item>
          <text:p text:style-name="P108">Gets her own apartment</text:p>
        </text:list-item>
        <text:list-item>
          <text:p text:style-name="P120"><text:span text:style-name="T17">scene: </text:span>rejoicing on her life.</text:p>
        </text:list-item>
        <text:list-item>
          <text:p text:style-name="P117"><text:span text:style-name="T17">Scene: </text:span>Interviews last reporter on job patrick</text:p>
        </text:list-item>
        <text:list-item>
          <text:p text:style-name="P109">first scene with miswak</text:p>
        </text:list-item>
        <text:list-item>
          <text:p text:style-name="P110">reviewing facts by the fire</text:p>
        </text:list-item>
        <text:list-item>
          <text:p text:style-name="P110">meets prison warden</text:p>
        </text:list-item>
        <text:list-item>
          <text:p text:style-name="P110">cruising bars and nightclubs</text:p>
        </text:list-item>
        <text:list-item>
          <text:p text:style-name="P110">alcohol passes through her unconsumed</text:p>
        </text:list-item>
        <text:list-item>
          <text:p text:style-name="P110">staff is scoundrels, suspects</text:p>
        </text:list-item>
        <text:list-item>
          <text:p text:style-name="P110">daemons at apt play french tarot.</text:p>
        </text:list-item>
        <text:list-item>
          <text:p text:style-name="P111">Search cells of prisoners</text:p>
          <text:list>
            <text:list-item>
              <text:p text:style-name="P118">scene: first prisoner is roudy, scared the block to settle them.</text:p>
            </text:list-item>
          </text:list>
        </text:list-item>
        <text:list-item>
          <text:p text:style-name="P111">found talisman and researched in hers/phils library</text:p>
        </text:list-item>
        <text:list-item>
          <text:p text:style-name="P112">searching through requests at prison office</text:p>
        </text:list-item>
        <text:list-item>
          <text:p text:style-name="P112">contractors link to sex industry</text:p>
        </text:list-item>
        <text:list-item>
          <text:p text:style-name="P112">travel to san francisco</text:p>
        </text:list-item>
        <text:list-item>
          <text:p text:style-name="P113"><text:span text:style-name="T19">scene: </text:span><text:span text:style-name="T18">enter laboratory, </text:span></text:p>
          <text:list>
            <text:list-item>
              <text:p text:style-name="P113">stuff looks like susans rite of ascension. Working to unbalance vampire world.</text:p>
            </text:list-item>
          </text:list>
        </text:list-item>
        <text:list-item>
          <text:p text:style-name="P112">trace to raith</text:p>
        </text:list-item>
        <text:list-item>
          <text:p text:style-name="P114">remove father forthill, susan stays in a motel.</text:p>
        </text:list-item>
        <text:list-item>
          <text:p text:style-name="P115">Remove harry from the end</text:p>
        </text:list-item>
        <text:list-item>
          <text:p text:style-name="P115">white court using name imperialists</text:p>
        </text:list-item>
        <text:list-item>
          <text:p text:style-name="P116">white court negotiates pact</text:p>
        </text:list-item>
        <text:list-item>
          <text:p text:style-name="P116">her and phil celebrate with the scourge</text:p>
          <text:p text:style-name="P116"/>
        </text:list-item>
      </text:list>
      <text:p text:style-name="P9"/>
      <text:p text:style-name="P9">9 i brutally love you</text:p>
      <text:p text:style-name="P9"/>
      <text:list xml:id="list174845953560728" text:continue-numbering="true" text:style-name="L11">
        <text:list-item>
          <text:p text:style-name="P101">meets steve at a bar</text:p>
        </text:list-item>
        <text:list-item>
          <text:p text:style-name="P98">scene: takes steve home to play</text:p>
        </text:list-item>
        <text:list-item>
          <text:p text:style-name="P106">first time susan slept</text:p>
        </text:list-item>
        <text:list-item>
          <text:p text:style-name="P59">At the end father forthill calls. He pulled favours and researched her. Apologize. Harry's dead. Father is reamed a new one.</text:p>
        </text:list-item>
        <text:list-item>
          <text:p text:style-name="P119">Build play room</text:p>
        </text:list-item>
        <text:list-item>
          <text:p text:style-name="P102"/>
        </text:list-item>
      </text:list>
      <text:p text:style-name="P9"/>
      <text:p text:style-name="P9">10 devil went down to georgia</text:p>
      <text:p text:style-name="P9"/>
      <text:list xml:id="list7607118048119685414" text:style-name="L12">
        <text:list-item>
          <text:p text:style-name="P82">sermon on LHP/RHP and demonolatry.</text:p>
        </text:list-item>
        <text:list-item>
          <text:p text:style-name="P107">Fangs still stay in human form (wont retract)</text:p>
        </text:list-item>
        <text:list-item>
          <text:p text:style-name="P103">Prep and leave for georgia</text:p>
        </text:list-item>
        <text:list-item>
          <text:p text:style-name="P60"><text:soft-page-break/>Procrastinating and making excuses on leaving the Times and going back to Chicago for Maggie.</text:p>
        </text:list-item>
        <text:list-item>
          <text:p text:style-name="P103">&lt;separator&gt;</text:p>
        </text:list-item>
        <text:list-item>
          <text:p text:style-name="P103">thoughts of fused soul, fist ones, superhero, </text:p>
        </text:list-item>
        <text:list-item>
          <text:p text:style-name="P103">switched drivers, roanoake motel, </text:p>
        </text:list-item>
        <text:list-item>
          <text:p text:style-name="P103">INTJ talk. Sex club.</text:p>
        </text:list-item>
        <text:list-item>
          <text:p text:style-name="P103">&lt;separator&gt;</text:p>
        </text:list-item>
        <text:list-item>
          <text:p text:style-name="P103">arrival at steves parents</text:p>
        </text:list-item>
        <text:list-item>
          <text:p text:style-name="P103">start of a supernatural mystery, off to bed.</text:p>
        </text:list-item>
        <text:list-item>
          <text:p text:style-name="P103">&lt;separator&gt;</text:p>
        </text:list-item>
        <text:list-item>
          <text:p text:style-name="P103">Unsere arrives, huge speech on what is susan.</text:p>
        </text:list-item>
        <text:list-item>
          <text:p text:style-name="P103">Knowledge of the presence of rose</text:p>
        </text:list-item>
        <text:list-item>
          <text:p text:style-name="P104">knowledge of many forms (incl fae)</text:p>
          <text:p text:style-name="P104"/>
          <text:p text:style-name="P105"/>
        </text:list-item>
      </text:list>
      <text:p text:style-name="P9">11 rose among thorns</text:p>
      <text:p text:style-name="P9"/>
      <text:list xml:id="list174844614999438" text:continue-numbering="true" text:style-name="L12">
        <text:list-item>
          <text:p text:style-name="P61">Procrastinating and making excuses on leaving the Times and going back to Chicago for Maggie.</text:p>
        </text:list-item>
        <text:list-item>
          <text:p text:style-name="P104">Exhausted from unseres visit</text:p>
        </text:list-item>
        <text:list-item>
          <text:p text:style-name="P67">scene: rose emerges.</text:p>
        </text:list-item>
        <text:list-item>
          <text:p text:style-name="P104">investigating reports of paranormal activity</text:p>
        </text:list-item>
        <text:list-item>
          <text:p text:style-name="P104">left at approach to cave,<text:span text:style-name="T9"> </text:span><text:span text:style-name="T14">sees and hears, town will gather there later to cleanse the evil</text:span></text:p>
        </text:list-item>
        <text:list-item>
          <text:p text:style-name="P67">scene: shower scene <text:span text:style-name="T23">(rose picks her name)</text:span></text:p>
        </text:list-item>
        <text:list-item>
          <text:p text:style-name="P62">susan and rose struggle a week to throw down the yoke of venom. Allege to be ill.</text:p>
        </text:list-item>
        <text:list-item>
          <text:p text:style-name="P67">scene: susan and townsfolk confront the crawling ones barely leave alive</text:p>
        </text:list-item>
        <text:list-item>
          <text:p text:style-name="P62">susan sends the report in as a psudo-reality satanic panic story</text:p>
        </text:list-item>
        <text:list-item>
          <text:p text:style-name="P62">town takes in more tourist revenue.</text:p>
        </text:list-item>
      </text:list>
      <text:p text:style-name="P15"/>
      <text:p text:style-name="P15">11.5 <text:span text:style-name="T15">phil falls</text:span></text:p>
      <text:p text:style-name="P15"/>
      <text:list xml:id="list1098614096267279298" text:style-name="L13">
        <text:list-item>
          <text:p text:style-name="P68">scene: Coming home meets the new concubine “david”.</text:p>
        </text:list-item>
        <text:list-item>
          <text:p text:style-name="P63">Eury teaches on the LHP.</text:p>
        </text:list-item>
        <text:list-item>
          <text:p text:style-name="P63">Getting back to mass</text:p>
        </text:list-item>
        <text:list-item>
          <text:p text:style-name="P68">scene: Finger licking good Friday</text:p>
        </text:list-item>
        <text:list-item>
          <text:p text:style-name="P63">Marshall no new updates, certain solid foods have extended feeding intervals but not enough for a campaign into areas with few or no existing prey.</text:p>
        </text:list-item>
        <text:list-item>
          <text:p text:style-name="P63">Inspiration from the black court mentor</text:p>
        </text:list-item>
        <text:list-item>
          <text:p text:style-name="P63">Rose is pissy</text:p>
        </text:list-item>
        <text:list-item>
          <text:p text:style-name="P63">Spoke to Phil about the crawling ones, he reveals himself.</text:p>
        </text:list-item>
        <text:list-item>
          <text:p text:style-name="P68">Scene: escape from Phil the Lich</text:p>
        </text:list-item>
        <text:list-item>
          <text:p text:style-name="P63">scourge is secure in the bowels of the city, noone remembers where Steve went.</text:p>
        </text:list-item>
        <text:list-item>
          <text:p text:style-name="P63">Returns to her apartment to find damien waiting.</text:p>
        </text:list-item>
        <text:list-item>
          <text:p text:style-name="P64">Damian will kill phil, rose about to kill susan.</text:p>
        </text:list-item>
      </text:list>
      <text:p text:style-name="P14"/>
      <text:p text:style-name="P9">12 homecoming queen</text:p>
      <text:list xml:id="list174846196744990" text:continue-list="list174844614999438" text:style-name="L12">
        <text:list-item>
          <text:p text:style-name="P61"><text:soft-page-break/>Review and remove this chapter</text:p>
        </text:list-item>
        <text:list-item>
          <text:p text:style-name="P61">Possible replacement “The end of Times”</text:p>
        </text:list-item>
        <text:list-item>
          <text:p text:style-name="P70">Fangs retracted, but wont stay in.</text:p>
        </text:list-item>
        <text:list-item>
          <text:p text:style-name="P65">susan returns to chicago to visit maggie settled in the decision to leave her with the carpenters</text:p>
        </text:list-item>
        <text:list-item>
          <text:p text:style-name="P69">Scene: Karrin confronts her and rips her a new asshole, she should be with her mother and have a mother that will sacrifice for her.</text:p>
        </text:list-item>
        <text:list-item>
          <text:p text:style-name="P65">Susan recants, and surrenders to maggies need for her mom.</text:p>
        </text:list-item>
        <text:list-item>
          <text:p text:style-name="P65">When she returns she submits her 2 week notice</text:p>
        </text:list-item>
        <text:list-item>
          <text:p text:style-name="P69">Scene: Joe pulls out all stops to keep her.</text:p>
        </text:list-item>
        <text:list-item>
          <text:p text:style-name="P65">walking slowly in the nyc twilight, saying goodbye to a dream.</text:p>
        </text:list-item>
      </text:list>
      <text:p text:style-name="P10"/>
      <text:p text:style-name="P1"/>
      <text:p text:style-name="P1"/>
      <text:p text:style-name="P1"/>
      <text:p text:style-name="P8">starting over</text:p>
      <text:p text:style-name="P1"/>
      <text:p text:style-name="P11">13 Hometown</text:p>
      <text:list xml:id="list4172639412670281882" text:style-name="L14">
        <text:list-item>
          <text:p text:style-name="P66">Applying for work at the local papers, connecting with Harry's friends, fighting apprehension and hatred. Meeting Maggie again.</text:p>
        </text:list-item>
        <text:list-item>
          <text:p text:style-name="P71">Fangs are retrac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font-style-asian="italic"/>
    </style:style>
    <style:style style:name="Index" style:family="paragraph" style:parent-style-name="Standard" style:default-outline-level="" style:class="index"/>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style>
    <style:style style:name="ListLabel_20_1" style:display-name="ListLabel 1" style:family="text">
      <style:text-properties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9:22:00</meta:creation-date>
    <dc:date>2016-11-30T17:48:44.079905742</dc:date>
    <meta:editing-duration>P2DT19H51S</meta:editing-duration>
    <meta:editing-cycles>55</meta:editing-cycles>
    <meta:generator>LibreOffice/5.2.3.3$FreeBSD_X86_64 LibreOffice_project/20m0$Build-3</meta:generator>
    <meta:document-statistic meta:table-count="0" meta:image-count="0" meta:object-count="0" meta:page-count="8" meta:paragraph-count="268" meta:word-count="2395" meta:character-count="13229" meta:non-whitespace-character-count="11334"/>
  </office:meta>
</office:document-meta>
</file>